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Gentium1" svg:font-family="Gentium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3.25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f00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ffff00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00"/>
    </style:style>
    <style:style style:name="T1" style:family="text">
      <style:text-properties style:use-window-font-color="true" style:text-outline="false" style:text-line-through-style="none" style:text-position="0% 100%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tangChe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number-columns-repeated="2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1" table:number-columns-repeated="249" table:default-cell-style-name="ce1"/>
        <table:table-column table:style-name="co1" table:number-columns-repeated="763" table:default-cell-style-name="Default"/>
        <table:table-row table:style-name="ro1">
          <table:table-cell/>
          <table:table-cell office:value-type="string">
            <text:p>ʔʌláktho</text:p>
          </table:table-cell>
          <table:table-cell office:value-type="string">
            <text:p>ak</text:p>
          </table:table-cell>
          <table:table-cell office:value-type="string">
            <text:p>three year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ʣháktho</text:p>
          </table:table-cell>
          <table:table-cell office:value-type="string">
            <text:p>ak</text:p>
          </table:table-cell>
          <table:table-cell office:value-type="string">
            <text:p>two year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ʣhɛ̄mnu</text:p>
          </table:table-cell>
          <table:table-cell office:value-type="string">
            <text:p>ɛm</text:p>
          </table:table-cell>
          <table:table-cell office:value-type="string">
            <text:p>last year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têm</text:p>
          </table:table-cell>
          <table:table-cell office:value-type="string">
            <text:p>em</text:p>
          </table:table-cell>
          <table:table-cell office:value-type="string">
            <text:p>this year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2 F/H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ʌ́mʌ</text:p>
          </table:table-cell>
          <table:table-cell office:value-type="string">
            <text:p>ʌ</text:p>
          </table:table-cell>
          <table:table-cell office:value-type="string">
            <text:p>next year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ʦhúma</text:p>
          </table:table-cell>
          <table:table-cell office:value-type="string">
            <text:p>u</text:p>
          </table:table-cell>
          <table:table-cell office:value-type="string">
            <text:p>in two year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vowel a/ʌ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ʔʌlʌnkʌ́nɛ</text:p>
          </table:table-cell>
          <table:table-cell office:value-type="string">
            <text:p>ʌ</text:p>
          </table:table-cell>
          <table:table-cell office:value-type="string">
            <text:p>four days ago</text:p>
          </table:table-cell>
          <table:table-cell office:value-type="string">
            <text:p>num</text:p>
          </table:table-cell>
          <table:table-cell office:value-type="float" office:value="4">
            <text:p>4</text:p>
          </table:table-cell>
          <table:table-cell office:value-type="string">
            <text:p>l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sʌmkʌ́nɛ</text:p>
          </table:table-cell>
          <table:table-cell office:value-type="string">
            <text:p>ʌ</text:p>
          </table:table-cell>
          <table:table-cell office:value-type="string">
            <text:p>three days ago</text:p>
          </table:table-cell>
          <table:table-cell office:value-type="string">
            <text:p>num</text:p>
          </table:table-cell>
          <table:table-cell office:value-type="float" office:value="4">
            <text:p>4</text:p>
          </table:table-cell>
          <table:table-cell office:value-type="string">
            <text:p>l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thāːsnɛ</text:p>
          </table:table-cell>
          <table:table-cell office:value-type="string">
            <text:p>aː</text:p>
          </table:table-cell>
          <table:table-cell office:value-type="string">
            <text:p>two day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ʔʌmíski</text:p>
          </table:table-cell>
          <table:table-cell office:value-type="string">
            <text:p>is</text:p>
          </table:table-cell>
          <table:table-cell office:value-type="string">
            <text:p>yesterday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nɵ̂l</text:p>
          </table:table-cell>
          <table:table-cell office:value-type="string">
            <text:p>ɵl</text:p>
          </table:table-cell>
          <table:table-cell office:value-type="string">
            <text:p>today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isɛ̂ː</text:p>
          </table:table-cell>
          <table:table-cell office:value-type="string">
            <text:p>ɛː</text:p>
          </table:table-cell>
          <table:table-cell office:value-type="string">
            <text:p>tomorrow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nɛ̂m</text:p>
          </table:table-cell>
          <table:table-cell office:value-type="string">
            <text:p>ɛm</text:p>
          </table:table-cell>
          <table:table-cell office:value-type="string">
            <text:p>after tomorrow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ʌ̂mnɛ</text:p>
          </table:table-cell>
          <table:table-cell office:value-type="string">
            <text:p>ʌm</text:p>
          </table:table-cell>
          <table:table-cell office:value-type="string">
            <text:p>in three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ʌ̂nnɛ</text:p>
          </table:table-cell>
          <table:table-cell office:value-type="string">
            <text:p>ʌn</text:p>
          </table:table-cell>
          <table:table-cell office:value-type="string">
            <text:p>in four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ʌ̂nnɛ</text:p>
          </table:table-cell>
          <table:table-cell office:value-type="string">
            <text:p>ʌn</text:p>
          </table:table-cell>
          <table:table-cell office:value-type="string">
            <text:p>in five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ʔʌ́kpɛ</text:p>
          </table:table-cell>
          <table:table-cell office:value-type="string">
            <text:p>ʌk</text:p>
          </table:table-cell>
          <table:table-cell office:value-type="string">
            <text:p>zanthoxyll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̄m</text:p>
          </table:table-cell>
          <table:table-cell office:value-type="string">
            <text:p>ʌm</text:p>
          </table:table-cell>
          <table:table-cell office:value-type="string">
            <text:p>he</text:p>
          </table:table-cell>
          <table:table-cell office:value-type="string">
            <text:p>pro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ʔʌ̄rdu</text:p>
          </table:table-cell>
          <table:table-cell office:value-type="string">
            <text:p>ʌr</text:p>
          </table:table-cell>
          <table:table-cell office:value-type="string">
            <text:p>vegetable gard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ʔʌsʌlʌ̄m</text:p>
          </table:table-cell>
          <table:table-cell table:style-name="ce3" office:value-type="string">
            <text:p>ʌm</text:p>
          </table:table-cell>
          <table:table-cell office:value-type="string">
            <text:p>tree - castanopsis indic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ʔʌʦhʌ̄ŋŋʌ</text:p>
          </table:table-cell>
          <table:table-cell office:value-type="string">
            <text:p>ʌŋ</text:p>
          </table:table-cell>
          <table:table-cell office:value-type="string">
            <text:p>truely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́ʦha</text:p>
          </table:table-cell>
          <table:table-cell office:value-type="string">
            <text:p>ʌ</text:p>
          </table:table-cell>
          <table:table-cell office:value-type="string">
            <text:p>baby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ʣōː</text:p>
          </table:table-cell>
          <table:table-cell office:value-type="string">
            <text:p>oː</text:p>
          </table:table-cell>
          <table:table-cell office:value-type="string">
            <text:p>former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ʔʌlāː</text:p>
          </table:table-cell>
          <table:table-cell office:value-type="string">
            <text:p>aː</text:p>
          </table:table-cell>
          <table:table-cell office:value-type="string">
            <text:p>some time later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âmkhi</text:p>
          </table:table-cell>
          <table:table-cell office:value-type="string">
            <text:p>am</text:p>
          </table:table-cell>
          <table:table-cell office:value-type="string">
            <text:p>res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nʌ̄m</text:p>
          </table:table-cell>
          <table:table-cell office:value-type="string">
            <text:p>ʌm</text:p>
          </table:table-cell>
          <table:table-cell office:value-type="string">
            <text:p>a long time ago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ʣɛ̄ː</text:p>
          </table:table-cell>
          <table:table-cell office:value-type="string">
            <text:p>ɛː</text:p>
          </table:table-cell>
          <table:table-cell office:value-type="string">
            <text:p>later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ɛ̂n</text:p>
          </table:table-cell>
          <table:table-cell office:value-type="string">
            <text:p>ɛn</text:p>
          </table:table-cell>
          <table:table-cell office:value-type="string">
            <text:p>now</text:p>
          </table:table-cell>
          <table:table-cell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ɛnɛ́ke</text:p>
          </table:table-cell>
          <table:table-cell office:value-type="string">
            <text:p>ɛ</text:p>
          </table:table-cell>
          <table:table-cell office:value-type="string">
            <text:p>several days ago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ʔɛnʣéjo</text:p>
          </table:table-cell>
          <table:table-cell table:style-name="ce3" office:value-type="string">
            <text:p>e</text:p>
          </table:table-cell>
          <table:table-cell office:value-type="string">
            <text:p>still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ɛ̂ntʌska</text:p>
          </table:table-cell>
          <table:table-cell office:value-type="string">
            <text:p>ɛn</text:p>
          </table:table-cell>
          <table:table-cell office:value-type="string">
            <text:p>these days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f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ird</text:p>
          </table:table-cell>
          <table:table-cell office:value-type="string">
            <text:p>bákʦiwɛ</text:p>
          </table:table-cell>
          <table:table-cell office:value-type="string">
            <text:p>ak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bʌ́rʌm</text:p>
          </table:table-cell>
          <table:table-cell office:value-type="string">
            <text:p>ʌ</text:p>
          </table:table-cell>
          <table:table-cell office:value-type="string">
            <text:p>nave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bʌ̄rkʰa</text:p>
          </table:table-cell>
          <table:table-cell table:style-name="ce3" office:value-type="string">
            <text:p>ʌr</text:p>
          </table:table-cell>
          <table:table-cell office:value-type="string">
            <text:p>elevated place for grinding sto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ʌ̄rsu</text:p>
          </table:table-cell>
          <table:table-cell office:value-type="string">
            <text:p>ʌr</text:p>
          </table:table-cell>
          <table:table-cell office:value-type="string">
            <text:p>cucumb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ʌ̂j</text:p>
          </table:table-cell>
          <table:table-cell office:value-type="string">
            <text:p>ʌj</text:p>
          </table:table-cell>
          <table:table-cell office:value-type="string">
            <text:p>cow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ʌjlʌ̄m</text:p>
          </table:table-cell>
          <table:table-cell office:value-type="string">
            <text:p>ʌm</text:p>
          </table:table-cell>
          <table:table-cell office:value-type="string">
            <text:p>belt of the shama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ʌ̄isoɔm</text:p>
          </table:table-cell>
          <table:table-cell office:value-type="string">
            <text:p>ʌj</text:p>
          </table:table-cell>
          <table:table-cell table:style-name="ce2" office:value-type="string">
            <text:p>lease rod of the loo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̂lsoɔm</text:p>
          </table:table-cell>
          <table:table-cell office:value-type="string">
            <text:p>al</text:p>
          </table:table-cell>
          <table:table-cell table:style-name="ce2" office:value-type="string">
            <text:p>hair fring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̂ːpmɛ</text:p>
          </table:table-cell>
          <table:table-cell office:value-type="string">
            <text:p>aːp</text:p>
          </table:table-cell>
          <table:table-cell office:value-type="string">
            <text:p>landlad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̂ːpʦɵ</text:p>
          </table:table-cell>
          <table:table-cell office:value-type="string">
            <text:p>aːp</text:p>
          </table:table-cell>
          <table:table-cell office:value-type="string">
            <text:p>landlor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ɛ̄isi</text:p>
          </table:table-cell>
          <table:table-cell office:value-type="string">
            <text:p>ɛj</text:p>
          </table:table-cell>
          <table:table-cell office:value-type="string">
            <text:p>tree - castanopsis tribuloid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bébhe</text:p>
          </table:table-cell>
          <table:table-cell office:value-type="string">
            <text:p>e</text:p>
          </table:table-cell>
          <table:table-cell office:value-type="string">
            <text:p>great-grandso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insect</text:p>
          </table:table-cell>
          <table:table-cell office:value-type="string">
            <text:p>bébʉlɛm</text:p>
          </table:table-cell>
          <table:table-cell office:value-type="string">
            <text:p>e</text:p>
          </table:table-cell>
          <table:table-cell office:value-type="string">
            <text:p>butter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êːla</text:p>
          </table:table-cell>
          <table:table-cell office:value-type="string">
            <text:p>eː</text:p>
          </table:table-cell>
          <table:table-cell office:value-type="string">
            <text:p>sick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élembu</text:p>
          </table:table-cell>
          <table:table-cell office:value-type="string">
            <text:p>e</text:p>
          </table:table-cell>
          <table:table-cell office:value-type="string">
            <text:p>tre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ênʦi</text:p>
          </table:table-cell>
          <table:table-cell office:value-type="string">
            <text:p>en</text:p>
          </table:table-cell>
          <table:table-cell office:value-type="string">
            <text:p>alcohol kept in a earthenware container (lupbi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bêŋmɛ</text:p>
          </table:table-cell>
          <table:table-cell office:value-type="string">
            <text:p>eŋ</text:p>
          </table:table-cell>
          <table:table-cell office:value-type="string">
            <text:p>Z(M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épʦɵ</text:p>
          </table:table-cell>
          <table:table-cell office:value-type="string">
            <text:p>ep</text:p>
          </table:table-cell>
          <table:table-cell office:value-type="string">
            <text:p>bu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étʰo</text:p>
          </table:table-cell>
          <table:table-cell office:value-type="string">
            <text:p>e</text:p>
          </table:table-cell>
          <table:table-cell office:value-type="string">
            <text:p>kukr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īrmɵ</text:p>
          </table:table-cell>
          <table:table-cell office:value-type="string">
            <text:p>ir</text:p>
          </table:table-cell>
          <table:table-cell office:value-type="string">
            <text:p>c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ísuwa</text:p>
          </table:table-cell>
          <table:table-cell office:value-type="string">
            <text:p>i</text:p>
          </table:table-cell>
          <table:table-cell office:value-type="string">
            <text:p>tree - alnus nepalens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blas</text:p>
          </table:table-cell>
          <table:table-cell office:value-type="string">
            <text:p>as</text:p>
          </table:table-cell>
          <table:table-cell office:value-type="string">
            <text:p>lightni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lɛ̂ː mʉnɛ</text:p>
          </table:table-cell>
          <table:table-cell office:value-type="string">
            <text:p>ɛː</text:p>
          </table:table-cell>
          <table:table-cell table:style-name="ce2" office:value-type="string">
            <text:p>insult ??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religion</text:p>
          </table:table-cell>
          <table:table-cell office:value-type="string">
            <text:p>blôm</text:p>
          </table:table-cell>
          <table:table-cell office:value-type="string">
            <text:p>om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loɔppɛ</text:p>
          </table:table-cell>
          <table:table-cell office:value-type="string">
            <text:p>oɔp</text:p>
          </table:table-cell>
          <table:table-cell table:style-name="ce2" office:value-type="string">
            <text:p>??? mad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ókomɛs</text:p>
          </table:table-cell>
          <table:table-cell office:value-type="string">
            <text:p>o</text:p>
          </table:table-cell>
          <table:table-cell office:value-type="string">
            <text:p>tree - garuga pinna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ókto</text:p>
          </table:table-cell>
          <table:table-cell office:value-type="string">
            <text:p>ok</text:p>
          </table:table-cell>
          <table:table-cell office:value-type="string">
            <text:p>la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óktho</text:p>
          </table:table-cell>
          <table:table-cell office:value-type="string">
            <text:p>ok</text:p>
          </table:table-cell>
          <table:table-cell office:value-type="string">
            <text:p>tree - Engelhartia spic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bh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bōːsu</text:p>
          </table:table-cell>
          <table:table-cell table:style-name="ce3" office:value-type="string">
            <text:p>oː</text:p>
          </table:table-cell>
          <table:table-cell office:value-type="string">
            <text:p>tree - bohmeria rugulos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rʌ̄mʦi</text:p>
          </table:table-cell>
          <table:table-cell office:value-type="string">
            <text:p>ʌm</text:p>
          </table:table-cell>
          <table:table-cell office:value-type="string">
            <text:p>war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rʌpʣēn</text:p>
          </table:table-cell>
          <table:table-cell office:value-type="string">
            <text:p>ʌp</text:p>
          </table:table-cell>
          <table:table-cell office:value-type="string">
            <text:p>herb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office:value-type="string">
            <text:p>F/H? brʌpʣem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râː</text:p>
          </table:table-cell>
          <table:table-cell office:value-type="string">
            <text:p>aː</text:p>
          </table:table-cell>
          <table:table-cell office:value-type="string">
            <text:p>spee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brépʦo</text:p>
          </table:table-cell>
          <table:table-cell office:value-type="string">
            <text:p>ep</text:p>
          </table:table-cell>
          <table:table-cell office:value-type="string">
            <text:p>fing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úp.la</text:p>
          </table:table-cell>
          <table:table-cell office:value-type="string">
            <text:p>up</text:p>
          </table:table-cell>
          <table:table-cell office:value-type="string">
            <text:p>chi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colour</text:p>
          </table:table-cell>
          <table:table-cell office:value-type="string">
            <text:p>bubûm</text:p>
          </table:table-cell>
          <table:table-cell office:value-type="string">
            <text:p>um</text:p>
          </table:table-cell>
          <table:table-cell office:value-type="string">
            <text:p>white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ubujêm</text:p>
          </table:table-cell>
          <table:table-cell office:value-type="string">
            <text:p>em</text:p>
          </table:table-cell>
          <table:table-cell office:value-type="string">
            <text:p>anaphalis contor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5"/>
        </table:table-row>
        <table:table-row table:style-name="ro1">
          <table:table-cell office:value-type="string">
            <text:p>religion</text:p>
          </table:table-cell>
          <table:table-cell office:value-type="string">
            <text:p>būːʣoɔm</text:p>
          </table:table-cell>
          <table:table-cell office:value-type="string">
            <text:p>uː</text:p>
          </table:table-cell>
          <table:table-cell office:value-type="string">
            <text:p>memorial servi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úluŋ</text:p>
          </table:table-cell>
          <table:table-cell office:value-type="string">
            <text:p>u</text:p>
          </table:table-cell>
          <table:table-cell office:value-type="string">
            <text:p>kind of baske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upla ʦēw</text:p>
          </table:table-cell>
          <table:table-cell/>
          <table:table-cell office:value-type="string">
            <text:p>fungus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h</text:p>
          </table:table-cell>
          <table:table-cell office:value-type="float" office:value="1">
            <text:p>1</text:p>
          </table:table-cell>
          <table:table-cell office:value-type="string">
            <text:p>ʦɛu?</text:p>
          </table:table-cell>
          <table:table-cell table:number-columns-repeated="1015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ʉ́jʉŋga</text:p>
          </table:table-cell>
          <table:table-cell office:value-type="string">
            <text:p>ʉ</text:p>
          </table:table-cell>
          <table:table-cell office:value-type="string">
            <text:p>ring-shaped pad used to keep the beer jars (lup) uprigh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ʉ́ri</text:p>
          </table:table-cell>
          <table:table-cell office:value-type="string">
            <text:p>ʉ</text:p>
          </table:table-cell>
          <table:table-cell office:value-type="string">
            <text:p>wif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boɔpsas</text:p>
          </table:table-cell>
          <table:table-cell table:style-name="ce3" office:value-type="string">
            <text:p>oɔp</text:p>
          </table:table-cell>
          <table:table-cell office:value-type="string">
            <text:p>field produc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̂ŋpɛ</text:p>
          </table:table-cell>
          <table:table-cell office:value-type="string">
            <text:p>aŋ</text:p>
          </table:table-cell>
          <table:table-cell office:value-type="string">
            <text:p>matchmak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oɔp</text:p>
          </table:table-cell>
          <table:table-cell office:value-type="string">
            <text:p>oɔp</text:p>
          </table:table-cell>
          <table:table-cell office:value-type="string">
            <text:p>grain, frui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ʌ̄m</text:p>
          </table:table-cell>
          <table:table-cell office:value-type="string">
            <text:p>ʌm</text:p>
          </table:table-cell>
          <table:table-cell office:value-type="string">
            <text:p>buffalo hor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ʌ̄mdel</text:p>
          </table:table-cell>
          <table:table-cell office:value-type="string">
            <text:p>ʌm</text:p>
          </table:table-cell>
          <table:table-cell office:value-type="string">
            <text:p>thresning floo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āː</text:p>
          </table:table-cell>
          <table:table-cell office:value-type="string">
            <text:p>aː</text:p>
          </table:table-cell>
          <table:table-cell office:value-type="string">
            <text:p>perhaps</text:p>
          </table:table-cell>
          <table:table-cell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bhâːtʌ</text:p>
          </table:table-cell>
          <table:table-cell office:value-type="string">
            <text:p>aː</text:p>
          </table:table-cell>
          <table:table-cell office:value-type="string">
            <text:p>should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ʌ́jʌ</text:p>
          </table:table-cell>
          <table:table-cell office:value-type="string">
            <text:p>ʌ</text:p>
          </table:table-cell>
          <table:table-cell office:value-type="string">
            <text:p>p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ubhɛ́bɛl</text:p>
          </table:table-cell>
          <table:table-cell office:value-type="string">
            <text:p>ɛ</text:p>
          </table:table-cell>
          <table:table-cell office:value-type="string">
            <text:p>horizontal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bhɛ́bhɛp</text:p>
          </table:table-cell>
          <table:table-cell office:value-type="string">
            <text:p>ɛ</text:p>
          </table:table-cell>
          <table:table-cell office:value-type="string">
            <text:p>tree s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hɛ̂l</text:p>
          </table:table-cell>
          <table:table-cell office:value-type="string">
            <text:p>ɛl</text:p>
          </table:table-cell>
          <table:table-cell office:value-type="string">
            <text:p>four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ēnde</text:p>
          </table:table-cell>
          <table:table-cell office:value-type="string">
            <text:p>en</text:p>
          </table:table-cell>
          <table:table-cell office:value-type="string">
            <text:p>shee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bhēŋsi</text:p>
          </table:table-cell>
          <table:table-cell table:style-name="ce3" office:value-type="string">
            <text:p>eŋ</text:p>
          </table:table-cell>
          <table:table-cell office:value-type="string">
            <text:p>paddy fiel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ēj</text:p>
          </table:table-cell>
          <table:table-cell office:value-type="string">
            <text:p>ej</text:p>
          </table:table-cell>
          <table:table-cell office:value-type="string">
            <text:p>snak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îr</text:p>
          </table:table-cell>
          <table:table-cell office:value-type="string">
            <text:p>ir</text:p>
          </table:table-cell>
          <table:table-cell office:value-type="string">
            <text:p>de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5"/>
        </table:table-row>
        <table:table-row table:style-name="ro1">
          <table:table-cell office:value-type="string">
            <text:p>nature</text:p>
          </table:table-cell>
          <table:table-cell table:style-name="ce5" office:value-type="string">
            <text:p>blóʣhuŋ</text:p>
          </table:table-cell>
          <table:table-cell table:style-name="ce3" office:value-type="string">
            <text:p>o</text:p>
          </table:table-cell>
          <table:table-cell office:value-type="string">
            <text:p>stor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̄ŋgolsi</text:p>
          </table:table-cell>
          <table:table-cell office:value-type="string">
            <text:p>oŋ</text:p>
          </table:table-cell>
          <table:table-cell office:value-type="string">
            <text:p>pouzolzia hir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̂ːp</text:p>
          </table:table-cell>
          <table:table-cell office:value-type="string">
            <text:p>oːp</text:p>
          </table:table-cell>
          <table:table-cell office:value-type="string">
            <text:p>bamboo - arundinaria hookeriana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text:s/>bh / b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óro</text:p>
          </table:table-cell>
          <table:table-cell office:value-type="string">
            <text:p>o</text:p>
          </table:table-cell>
          <table:table-cell office:value-type="string">
            <text:p>toad</text:p>
          </table:table-cell>
          <table:table-cell office:value-type="string">
            <text:p>n</text:p>
          </table:table-cell>
          <table:table-cell office:value-type="float" office:value="12">
            <text:p>1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ɵ̂ː</text:p>
          </table:table-cell>
          <table:table-cell office:value-type="string">
            <text:p>ɵː</text:p>
          </table:table-cell>
          <table:table-cell office:value-type="string">
            <text:p>panicum italicu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ɵ̂l</text:p>
          </table:table-cell>
          <table:table-cell office:value-type="string">
            <text:p>ɵl</text:p>
          </table:table-cell>
          <table:table-cell office:value-type="string">
            <text:p>strengt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ɵ̂ŋ</text:p>
          </table:table-cell>
          <table:table-cell office:value-type="string">
            <text:p>ɵŋ</text:p>
          </table:table-cell>
          <table:table-cell office:value-type="string">
            <text:p>five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rɛ̂m</text:p>
          </table:table-cell>
          <table:table-cell office:value-type="string">
            <text:p>ɛm</text:p>
          </table:table-cell>
          <table:table-cell office:value-type="string">
            <text:p>buckwhea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text:s/>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hɵ̄ːri</text:p>
          </table:table-cell>
          <table:table-cell office:value-type="string">
            <text:p>ɵː</text:p>
          </table:table-cell>
          <table:table-cell office:value-type="string">
            <text:p>ful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hróluŋ</text:p>
          </table:table-cell>
          <table:table-cell office:value-type="string">
            <text:p>o</text:p>
          </table:table-cell>
          <table:table-cell office:value-type="string">
            <text:p>fern - dryoteris filixma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hūːmɛ</text:p>
          </table:table-cell>
          <table:table-cell office:value-type="string">
            <text:p>uː</text:p>
          </table:table-cell>
          <table:table-cell office:value-type="string">
            <text:p>brush (shaman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buskoɔ̂m</text:p>
          </table:table-cell>
          <table:table-cell table:style-name="ce3" office:value-type="string">
            <text:p>oɔm</text:p>
          </table:table-cell>
          <table:table-cell office:value-type="string">
            <text:p>firebra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F/H? <text:s/>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bhʉlʉ̂ːsi</text:p>
          </table:table-cell>
          <table:table-cell office:value-type="string">
            <text:p>ʉː</text:p>
          </table:table-cell>
          <table:table-cell office:value-type="string">
            <text:p>agapetes serpen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ʉ̄ndʉwɛ</text:p>
          </table:table-cell>
          <table:table-cell office:value-type="string">
            <text:p>ʉn</text:p>
          </table:table-cell>
          <table:table-cell office:value-type="string">
            <text:p>be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ʉ́wɛm</text:p>
          </table:table-cell>
          <table:table-cell office:value-type="string">
            <text:p>ʉ</text:p>
          </table:table-cell>
          <table:table-cell office:value-type="string">
            <text:p>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ɔ̄m</text:p>
          </table:table-cell>
          <table:table-cell office:value-type="string">
            <text:p>oɔm</text:p>
          </table:table-cell>
          <table:table-cell office:value-type="string">
            <text:p>mos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ɔ̄rnɛm</text:p>
          </table:table-cell>
          <table:table-cell office:value-type="string">
            <text:p>oɔr</text:p>
          </table:table-cell>
          <table:table-cell office:value-type="string">
            <text:p>buddleia asiatic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ʦʌ́kʌpɛ</text:p>
          </table:table-cell>
          <table:table-cell office:value-type="string">
            <text:p>ʌ</text:p>
          </table:table-cell>
          <table:table-cell office:value-type="string">
            <text:p>fle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ʦáksʌr</text:p>
          </table:table-cell>
          <table:table-cell office:value-type="string">
            <text:p>ak</text:p>
          </table:table-cell>
          <table:table-cell office:value-type="string">
            <text:p>alcoho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ʦʌ́p.lu</text:p>
          </table:table-cell>
          <table:table-cell office:value-type="string">
            <text:p>ʌp</text:p>
          </table:table-cell>
          <table:table-cell office:value-type="string">
            <text:p>bird trap (sʌ̄lpu sêid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ʦʌs</text:p>
          </table:table-cell>
          <table:table-cell office:value-type="string">
            <text:p>ʌs</text:p>
          </table:table-cell>
          <table:table-cell office:value-type="string">
            <text:p>kindey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āːdɛm</text:p>
          </table:table-cell>
          <table:table-cell table:style-name="ce3" office:value-type="string">
            <text:p>aː</text:p>
          </table:table-cell>
          <table:table-cell office:value-type="string">
            <text:p>pyracantha grenul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ʦʌ́khʌmɛ</text:p>
          </table:table-cell>
          <table:table-cell table:style-name="ce3" office:value-type="string">
            <text:p>ʌ</text:p>
          </table:table-cell>
          <table:table-cell office:value-type="string">
            <text:p>large intestin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ʌkʌrʌ̄msi</text:p>
          </table:table-cell>
          <table:table-cell table:style-name="ce3" office:value-type="string">
            <text:p>ʌm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1">
            <text:p>1</text:p>
          </table:table-cell>
          <table:table-cell office:value-type="string">
            <text:p>aspirated k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aló ʦalo</text:p>
          </table:table-cell>
          <table:table-cell table:style-name="ce3" office:value-type="string">
            <text:p>o</text:p>
          </table:table-cell>
          <table:table-cell office:value-type="string">
            <text:p>sometimes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ɛʦɛ́psi</text:p>
          </table:table-cell>
          <table:table-cell table:style-name="ce3" office:value-type="string">
            <text:p>ɛp</text:p>
          </table:table-cell>
          <table:table-cell office:value-type="string">
            <text:p>as much as possible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ɛŋgrʉ̂ː</text:p>
          </table:table-cell>
          <table:table-cell table:style-name="ce3" office:value-type="string">
            <text:p>ʉː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ɛs</text:p>
          </table:table-cell>
          <table:table-cell table:style-name="ce3" office:value-type="string">
            <text:p>ɛs</text:p>
          </table:table-cell>
          <table:table-cell office:value-type="string">
            <text:p>grandchil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ékʦere</text:p>
          </table:table-cell>
          <table:table-cell table:style-name="ce3" office:value-type="string">
            <text:p>ek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ʦékmɵ</text:p>
          </table:table-cell>
          <table:table-cell table:style-name="ce3" office:value-type="string">
            <text:p>ek</text:p>
          </table:table-cell>
          <table:table-cell office:value-type="string">
            <text:p>uri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ēlpɛ</text:p>
          </table:table-cell>
          <table:table-cell table:style-name="ce3" office:value-type="string">
            <text:p>el</text:p>
          </table:table-cell>
          <table:table-cell office:value-type="string">
            <text:p>B(F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ēlpɛpp</text:p>
          </table:table-cell>
          <table:table-cell table:style-name="ce3" office:value-type="string">
            <text:p>el</text:p>
          </table:table-cell>
          <table:table-cell office:value-type="string">
            <text:p>brother (term of addres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ēmdo</text:p>
          </table:table-cell>
          <table:table-cell table:style-name="ce3" office:value-type="string">
            <text:p>em</text:p>
          </table:table-cell>
          <table:table-cell office:value-type="string">
            <text:p>to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épu</text:p>
          </table:table-cell>
          <table:table-cell table:style-name="ce3" office:value-type="string">
            <text:p>e</text:p>
          </table:table-cell>
          <table:table-cell office:value-type="string">
            <text:p>j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ērdo</text:p>
          </table:table-cell>
          <table:table-cell table:style-name="ce3" office:value-type="string">
            <text:p>er</text:p>
          </table:table-cell>
          <table:table-cell office:value-type="string">
            <text:p>peni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ɛ́risʌ̄ŋ</text:p>
          </table:table-cell>
          <table:table-cell table:style-name="ce3" office:value-type="string">
            <text:p>ɛ</text:p>
          </table:table-cell>
          <table:table-cell office:value-type="string">
            <text:p>cynodon dactylon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erlɛ̂m</text:p>
          </table:table-cell>
          <table:table-cell table:style-name="ce3" office:value-type="string">
            <text:p>ɛm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i</text:p>
          </table:table-cell>
          <table:table-cell table:style-name="ce3" office:value-type="string">
            <text:p>i</text:p>
          </table:table-cell>
          <table:table-cell office:value-type="string">
            <text:p>cha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religion</text:p>
          </table:table-cell>
          <table:table-cell table:style-name="ce5" office:value-type="string">
            <text:p>ʦíkra</text:p>
          </table:table-cell>
          <table:table-cell table:style-name="ce3" office:value-type="string">
            <text:p>i</text:p>
          </table:table-cell>
          <table:table-cell office:value-type="string">
            <text:p>jar hold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îl</text:p>
          </table:table-cell>
          <table:table-cell table:style-name="ce3" office:value-type="string">
            <text:p>il</text:p>
          </table:table-cell>
          <table:table-cell office:value-type="string">
            <text:p>ang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ilíloɔm</text:p>
          </table:table-cell>
          <table:table-cell table:style-name="ce3" office:value-type="string">
            <text:p>i</text:p>
          </table:table-cell>
          <table:table-cell table:style-name="ce2" office:value-type="string">
            <text:p>beer essenc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īnʦo</text:p>
          </table:table-cell>
          <table:table-cell table:style-name="ce3" office:value-type="string">
            <text:p>in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F? tsintsô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íp.lepʦa</text:p>
          </table:table-cell>
          <table:table-cell table:style-name="ce3" office:value-type="string">
            <text:p>ip</text:p>
          </table:table-cell>
          <table:table-cell office:value-type="string">
            <text:p>bird offering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ipilîm</text:p>
          </table:table-cell>
          <table:table-cell table:style-name="ce3" office:value-type="string">
            <text:p>im</text:p>
          </table:table-cell>
          <table:table-cell office:value-type="string">
            <text:p>bird - phylloscopus affinit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office:value-type="string">
            <text:p>LF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īːsaŋ</text:p>
          </table:table-cell>
          <table:table-cell table:style-name="ce3" office:value-type="string">
            <text:p>iː</text:p>
          </table:table-cell>
          <table:table-cell table:style-name="ce2" office:value-type="string">
            <text:p>kindlin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ʦískhli</text:p>
          </table:table-cell>
          <table:table-cell table:style-name="ce3" office:value-type="string">
            <text:p>is</text:p>
          </table:table-cell>
          <table:table-cell office:value-type="string">
            <text:p>intesti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ókʦo</text:p>
          </table:table-cell>
          <table:table-cell table:style-name="ce3" office:value-type="string">
            <text:p>ok</text:p>
          </table:table-cell>
          <table:table-cell office:value-type="string">
            <text:p>soft potato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ʦokk</text:p>
          </table:table-cell>
          <table:table-cell office:value-type="string">
            <text:p>okk</text:p>
          </table:table-cell>
          <table:table-cell office:value-type="string">
            <text:p>adz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ōːlimɛ</text:p>
          </table:table-cell>
          <table:table-cell table:style-name="ce3" office:value-type="string">
            <text:p>oː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omphrɛ̂m</text:p>
          </table:table-cell>
          <table:table-cell table:style-name="ce3" office:value-type="string">
            <text:p>ɛm</text:p>
          </table:table-cell>
          <table:table-cell office:value-type="string">
            <text:p>barberry - berberis arit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office:value-type="string">
            <text:p>LF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ōŋ (ʔuʦōŋ)</text:p>
          </table:table-cell>
          <table:table-cell table:style-name="ce3" office:value-type="string">
            <text:p>oŋ</text:p>
          </table:table-cell>
          <table:table-cell office:value-type="string">
            <text:p>ti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ōŋgel</text:p>
          </table:table-cell>
          <table:table-cell table:style-name="ce3" office:value-type="string">
            <text:p>oŋ</text:p>
          </table:table-cell>
          <table:table-cell office:value-type="string">
            <text:p>green seed of bea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ōŋkʰi</text:p>
          </table:table-cell>
          <table:table-cell table:style-name="ce3" office:value-type="string">
            <text:p>oŋ</text:p>
          </table:table-cell>
          <table:table-cell office:value-type="string">
            <text:p>herb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op</text:p>
          </table:table-cell>
          <table:table-cell table:style-name="ce3" office:value-type="string">
            <text:p>op</text:p>
          </table:table-cell>
          <table:table-cell office:value-type="string">
            <text:p>wheat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os</text:p>
          </table:table-cell>
          <table:table-cell table:style-name="ce3" office:value-type="string">
            <text:p>os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ʦɵ̂ː</text:p>
          </table:table-cell>
          <table:table-cell table:style-name="ce3" office:value-type="string">
            <text:p>ɵː</text:p>
          </table:table-cell>
          <table:table-cell office:value-type="string">
            <text:p>hear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ɵ</text:p>
          </table:table-cell>
          <table:table-cell table:style-name="ce3" office:value-type="string">
            <text:p>ɵ</text:p>
          </table:table-cell>
          <table:table-cell office:value-type="string">
            <text:p>chil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ɵ́ʦʦɵ</text:p>
          </table:table-cell>
          <table:table-cell table:style-name="ce3" office:value-type="string">
            <text:p>ɵʦʦ</text:p>
          </table:table-cell>
          <table:table-cell office:value-type="string">
            <text:p>childr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ɵ́kʌsi</text:p>
          </table:table-cell>
          <table:table-cell table:style-name="ce3" office:value-type="string">
            <text:p>ɵ</text:p>
          </table:table-cell>
          <table:table-cell office:value-type="string">
            <text:p>oak - quercus glaucos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ɵ́mɛ</text:p>
          </table:table-cell>
          <table:table-cell table:style-name="ce3" office:value-type="string">
            <text:p>ɵ</text:p>
          </table:table-cell>
          <table:table-cell office:value-type="string">
            <text:p>need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ʔuʦɵ́koɔi</text:p>
          </table:table-cell>
          <table:table-cell table:style-name="ce3" office:value-type="string">
            <text:p>ɵ</text:p>
          </table:table-cell>
          <table:table-cell office:value-type="string">
            <text:p>plant shoo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ʉs (ʔuʦʉs)</text:p>
          </table:table-cell>
          <table:table-cell table:style-name="ce3" office:value-type="string">
            <text:p>ʉs</text:p>
          </table:table-cell>
          <table:table-cell office:value-type="string">
            <text:p>corn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ûː</text:p>
          </table:table-cell>
          <table:table-cell table:style-name="ce3" office:value-type="string">
            <text:p>uː</text:p>
          </table:table-cell>
          <table:table-cell office:value-type="string">
            <text:p>grandfath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úksu</text:p>
          </table:table-cell>
          <table:table-cell table:style-name="ce3" office:value-type="string">
            <text:p>uk</text:p>
          </table:table-cell>
          <table:table-cell office:value-type="string">
            <text:p>spruce (picea spinulosa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ʉp mʉnɛ</text:p>
          </table:table-cell>
          <table:table-cell table:style-name="ce3" office:value-type="string">
            <text:p>ʉp</text:p>
          </table:table-cell>
          <table:table-cell office:value-type="string">
            <text:p>kis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ûːpɛpp</text:p>
          </table:table-cell>
          <table:table-cell table:style-name="ce3" office:value-type="string">
            <text:p>uː</text:p>
          </table:table-cell>
          <table:table-cell office:value-type="string">
            <text:p>ancesto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ūrbu</text:p>
          </table:table-cell>
          <table:table-cell table:style-name="ce3" office:value-type="string">
            <text:p>ur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ūːthʌ</text:p>
          </table:table-cell>
          <table:table-cell table:style-name="ce3" office:value-type="string">
            <text:p>uː</text:p>
          </table:table-cell>
          <table:table-cell office:value-type="string">
            <text:p>behi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ʉp</text:p>
          </table:table-cell>
          <table:table-cell table:style-name="ce3" office:value-type="string">
            <text:p>ʉp</text:p>
          </table:table-cell>
          <table:table-cell office:value-type="string">
            <text:p>roof bea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ʉ́riŋgi</text:p>
          </table:table-cell>
          <table:table-cell table:style-name="ce3" office:value-type="string">
            <text:p>ʉ</text:p>
          </table:table-cell>
          <table:table-cell office:value-type="string">
            <text:p>bamboo baske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ʉrbîː</text:p>
          </table:table-cell>
          <table:table-cell table:style-name="ce3" office:value-type="string">
            <text:p>i</text:p>
          </table:table-cell>
          <table:table-cell office:value-type="string">
            <text:p>swallo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ʦhʌ̄mru</text:p>
          </table:table-cell>
          <table:table-cell table:style-name="ce3" office:value-type="string">
            <text:p>ʌm</text:p>
          </table:table-cell>
          <table:table-cell office:value-type="string">
            <text:p>b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hoɔ̄rmɛ</text:p>
          </table:table-cell>
          <table:table-cell table:style-name="ce3" office:value-type="string">
            <text:p>oɔr</text:p>
          </table:table-cell>
          <table:table-cell office:value-type="string">
            <text:p>father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āːme</text:p>
          </table:table-cell>
          <table:table-cell table:style-name="ce3" office:value-type="string">
            <text:p>aː</text:p>
          </table:table-cell>
          <table:table-cell office:value-type="string">
            <text:p>Himalayan tah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ɛbɛ̂ː</text:p>
          </table:table-cell>
          <table:table-cell table:style-name="ce3" office:value-type="string">
            <text:p>ɛː</text:p>
          </table:table-cell>
          <table:table-cell office:value-type="string">
            <text:p>thin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hɛ̄mʦu</text:p>
          </table:table-cell>
          <table:table-cell table:style-name="ce3" office:value-type="string">
            <text:p>ɛm</text:p>
          </table:table-cell>
          <table:table-cell office:value-type="string">
            <text:p>tree - bauhinia varieg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ɛ́nʉwɛ</text:p>
          </table:table-cell>
          <table:table-cell table:style-name="ce3" office:value-type="string">
            <text:p>ɛ</text:p>
          </table:table-cell>
          <table:table-cell office:value-type="string">
            <text:p>wa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hɛnʉwɛ̂rsi</text:p>
          </table:table-cell>
          <table:table-cell table:style-name="ce3" office:value-type="string">
            <text:p>ɛr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hēːbʌr</text:p>
          </table:table-cell>
          <table:table-cell table:style-name="ce3" office:value-type="string">
            <text:p>eː</text:p>
          </table:table-cell>
          <table:table-cell office:value-type="string">
            <text:p>sugarca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ʦhēlmɛ</text:p>
          </table:table-cell>
          <table:table-cell office:value-type="string">
            <text:p>el</text:p>
          </table:table-cell>
          <table:table-cell office:value-type="string">
            <text:p>bamboo mat for covering cowshe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ēm</text:p>
          </table:table-cell>
          <table:table-cell table:style-name="ce3" office:value-type="string">
            <text:p>em</text:p>
          </table:table-cell>
          <table:table-cell office:value-type="string">
            <text:p>platform for storing grain stalk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ódowɛ</text:p>
          </table:table-cell>
          <table:table-cell table:style-name="ce3" office:value-type="string">
            <text:p>o</text:p>
          </table:table-cell>
          <table:table-cell office:value-type="string">
            <text:p>greas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ôrsɵ</text:p>
          </table:table-cell>
          <table:table-cell table:style-name="ce3" office:value-type="string">
            <text:p>or</text:p>
          </table:table-cell>
          <table:table-cell office:value-type="string">
            <text:p>meat offering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ɵ́kep</text:p>
          </table:table-cell>
          <table:table-cell table:style-name="ce3" office:value-type="string">
            <text:p>ɵ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ɵpɛŋōŋŋo</text:p>
          </table:table-cell>
          <table:table-cell table:style-name="ce3" office:value-type="string">
            <text:p>oŋ</text:p>
          </table:table-cell>
          <table:table-cell office:value-type="string">
            <text:p>vulture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ɵ.plêː</text:p>
          </table:table-cell>
          <table:table-cell table:style-name="ce3" office:value-type="string">
            <text:p>eː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tone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ûː</text:p>
          </table:table-cell>
          <table:table-cell table:style-name="ce3" office:value-type="string">
            <text:p>uː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uʦhumîm</text:p>
          </table:table-cell>
          <table:table-cell table:style-name="ce3" office:value-type="string">
            <text:p>im</text:p>
          </table:table-cell>
          <table:table-cell office:value-type="string">
            <text:p>with a sharp ti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office:value-type="string">
            <text:p>falling?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ûːp</text:p>
          </table:table-cell>
          <table:table-cell table:style-name="ce3" office:value-type="string">
            <text:p>uːp</text:p>
          </table:table-cell>
          <table:table-cell office:value-type="string">
            <text:p>bedbu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ʉlipâː</text:p>
          </table:table-cell>
          <table:table-cell table:style-name="ce3" office:value-type="string">
            <text:p>aː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ʉ́pɛ</text:p>
          </table:table-cell>
          <table:table-cell table:style-name="ce3" office:value-type="string">
            <text:p>ʉ</text:p>
          </table:table-cell>
          <table:table-cell office:value-type="string">
            <text:p>late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oɔmpulêm</text:p>
          </table:table-cell>
          <table:table-cell table:style-name="ce3" office:value-type="string">
            <text:p>em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ʉ̄mbʉr</text:p>
          </table:table-cell>
          <table:table-cell table:style-name="ce3" office:value-type="string">
            <text:p>ʉm</text:p>
          </table:table-cell>
          <table:table-cell office:value-type="string">
            <text:p>thick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dʌlā:</text:p>
          </table:table-cell>
          <table:table-cell table:style-name="ce3" office:value-type="string">
            <text:p>aː</text:p>
          </table:table-cell>
          <table:table-cell office:value-type="string">
            <text:p>quick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dʌ̄mda</text:p>
          </table:table-cell>
          <table:table-cell table:style-name="ce3" office:value-type="string">
            <text:p>ʌm</text:p>
          </table:table-cell>
          <table:table-cell office:value-type="string">
            <text:p>bamboo - arundinaria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dɛ̂ːli</text:p>
          </table:table-cell>
          <table:table-cell office:value-type="string">
            <text:p>ɛː</text:p>
          </table:table-cell>
          <table:table-cell office:value-type="string">
            <text:p>ch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dɛ̄mjoŋ</text:p>
          </table:table-cell>
          <table:table-cell office:value-type="string">
            <text:p>ɛm</text:p>
          </table:table-cell>
          <table:table-cell office:value-type="string">
            <text:p>flat basket put over the heart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̄l</text:p>
          </table:table-cell>
          <table:table-cell office:value-type="string">
            <text:p>el</text:p>
          </table:table-cell>
          <table:table-cell office:value-type="string">
            <text:p>villag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ēlki</text:p>
          </table:table-cell>
          <table:table-cell office:value-type="string">
            <text:p>el</text:p>
          </table:table-cell>
          <table:table-cell office:value-type="string">
            <text:p>ya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dēlmɛ</text:p>
          </table:table-cell>
          <table:table-cell office:value-type="string">
            <text:p>el</text:p>
          </table:table-cell>
          <table:table-cell office:value-type="string">
            <text:p>daughter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dēmde</text:p>
          </table:table-cell>
          <table:table-cell table:style-name="ce3" office:value-type="string">
            <text:p>em</text:p>
          </table:table-cell>
          <table:table-cell office:value-type="string">
            <text:p>FZ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udítʦhɛ</text:p>
          </table:table-cell>
          <table:table-cell office:value-type="string">
            <text:p>it</text:p>
          </table:table-cell>
          <table:table-cell office:value-type="string">
            <text:p>morning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ʉ́dʉmɛ</text:p>
          </table:table-cell>
          <table:table-cell office:value-type="string">
            <text:p>ʉ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ap</text:p>
          </table:table-cell>
          <table:table-cell office:value-type="string">
            <text:p>ap</text:p>
          </table:table-cell>
          <table:table-cell office:value-type="string">
            <text:p>sheat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ōːrʌm</text:p>
          </table:table-cell>
          <table:table-cell office:value-type="string">
            <text:p>oː</text:p>
          </table:table-cell>
          <table:table-cell office:value-type="string">
            <text:p>grains set out to dr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dodikhɛ̂m</text:p>
          </table:table-cell>
          <table:table-cell office:value-type="string">
            <text:p>ɛm</text:p>
          </table:table-cell>
          <table:table-cell office:value-type="string">
            <text:p>fire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ókosi</text:p>
          </table:table-cell>
          <table:table-cell office:value-type="string">
            <text:p>o</text:p>
          </table:table-cell>
          <table:table-cell office:value-type="string">
            <text:p>maiz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ʌkhoɔ̄i</text:p>
          </table:table-cell>
          <table:table-cell office:value-type="string">
            <text:p>oɔj</text:p>
          </table:table-cell>
          <table:table-cell office:value-type="string">
            <text:p>few, litt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oɔ̄snʌŋ</text:p>
          </table:table-cell>
          <table:table-cell office:value-type="string">
            <text:p>oɔs</text:p>
          </table:table-cell>
          <table:table-cell office:value-type="string">
            <text:p>ritual nam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ôːt</text:p>
          </table:table-cell>
          <table:table-cell office:value-type="string">
            <text:p>oːt</text:p>
          </table:table-cell>
          <table:table-cell office:value-type="string">
            <text:p>Khumbu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ɵ̂l mʉnɛ</text:p>
          </table:table-cell>
          <table:table-cell office:value-type="string">
            <text:p>ɵl</text:p>
          </table:table-cell>
          <table:table-cell office:value-type="string">
            <text:p>serv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dūmbu</text:p>
          </table:table-cell>
          <table:table-cell office:value-type="string">
            <text:p>um</text:p>
          </table:table-cell>
          <table:table-cell office:value-type="string">
            <text:p>husba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ūŋ ʣɵnɛ</text:p>
          </table:table-cell>
          <table:table-cell office:value-type="string">
            <text:p>uŋ</text:p>
          </table:table-cell>
          <table:table-cell office:value-type="string">
            <text:p>lif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dúma ghrʌ̄mnɛ</text:p>
          </table:table-cell>
          <table:table-cell table:style-name="ce3" office:value-type="string">
            <text:p>u</text:p>
          </table:table-cell>
          <table:table-cell office:value-type="string">
            <text:p>get dar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ʉlʉmɛ̄ːs</text:p>
          </table:table-cell>
          <table:table-cell office:value-type="string">
            <text:p>ɛːs</text:p>
          </table:table-cell>
          <table:table-cell office:value-type="string">
            <text:p>vicia hirsu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ʉ̂ːt</text:p>
          </table:table-cell>
          <table:table-cell office:value-type="string">
            <text:p>ʉːt</text:p>
          </table:table-cell>
          <table:table-cell office:value-type="string">
            <text:p>mil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ʌkʌ́pa</text:p>
          </table:table-cell>
          <table:table-cell office:value-type="string">
            <text:p>ʌ</text:p>
          </table:table-cell>
          <table:table-cell office:value-type="string">
            <text:p>black headed shrike - lanius nigricep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nature</text:p>
          </table:table-cell>
          <table:table-cell office:value-type="string">
            <text:p>ʔudhʌ̄m</text:p>
          </table:table-cell>
          <table:table-cell office:value-type="string">
            <text:p>ʌm</text:p>
          </table:table-cell>
          <table:table-cell office:value-type="string">
            <text:p>mounta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ʌp.lu</text:p>
          </table:table-cell>
          <table:table-cell office:value-type="string">
            <text:p>ʌp</text:p>
          </table:table-cell>
          <table:table-cell office:value-type="string">
            <text:p>big sto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dhâːbi, dhāːjʉ</text:p>
          </table:table-cell>
          <table:table-cell table:style-name="ce2" office:value-type="string">
            <text:p>aː</text:p>
          </table:table-cell>
          <table:table-cell office:value-type="string">
            <text:p>under 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âm</text:p>
          </table:table-cell>
          <table:table-cell office:value-type="string">
            <text:p>am</text:p>
          </table:table-cell>
          <table:table-cell office:value-type="string">
            <text:p>sky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?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hʌwāː</text:p>
          </table:table-cell>
          <table:table-cell office:value-type="string">
            <text:p>aː</text:p>
          </table:table-cell>
          <table:table-cell office:value-type="string">
            <text:p>quick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hɛppɛ̂ŋ</text:p>
          </table:table-cell>
          <table:table-cell office:value-type="string">
            <text:p>ɛŋ</text:p>
          </table:table-cell>
          <table:table-cell office:value-type="string">
            <text:p>immediate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hɛ́rʉ</text:p>
          </table:table-cell>
          <table:table-cell office:value-type="string">
            <text:p>ɛ</text:p>
          </table:table-cell>
          <table:table-cell office:value-type="string">
            <text:p>cherry - prunus cerasoid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eksiŋgêr</text:p>
          </table:table-cell>
          <table:table-cell office:value-type="string">
            <text:p>er</text:p>
          </table:table-cell>
          <table:table-cell office:value-type="string">
            <text:p>woodpecker - dryobates himalayensi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héksu</text:p>
          </table:table-cell>
          <table:table-cell office:value-type="string">
            <text:p>ek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êm</text:p>
          </table:table-cell>
          <table:table-cell office:value-type="string">
            <text:p>em</text:p>
          </table:table-cell>
          <table:table-cell office:value-type="string">
            <text:p>flat lan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dhēŋgʌrsi</text:p>
          </table:table-cell>
          <table:table-cell office:value-type="string">
            <text:p>eŋ</text:p>
          </table:table-cell>
          <table:table-cell office:value-type="string">
            <text:p>magnolia campbelli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i</text:p>
          </table:table-cell>
          <table:table-cell office:value-type="string">
            <text:p>i</text:p>
          </table:table-cell>
          <table:table-cell office:value-type="string">
            <text:p>lak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dhīndiri</text:p>
          </table:table-cell>
          <table:table-cell office:value-type="string">
            <text:p>in</text:p>
          </table:table-cell>
          <table:table-cell office:value-type="string">
            <text:p>hee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dhāŋku</text:p>
          </table:table-cell>
          <table:table-cell office:value-type="string">
            <text:p>aŋ</text:p>
          </table:table-cell>
          <table:table-cell office:value-type="string">
            <text:p>pillo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hōːʦer</text:p>
          </table:table-cell>
          <table:table-cell office:value-type="string">
            <text:p>o²;</text:p>
          </table:table-cell>
          <table:table-cell office:value-type="string">
            <text:p>whe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dhōŋ</text:p>
          </table:table-cell>
          <table:table-cell office:value-type="string">
            <text:p>oŋ</text:p>
          </table:table-cell>
          <table:table-cell office:value-type="string">
            <text:p>hea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ôːp</text:p>
          </table:table-cell>
          <table:table-cell office:value-type="string">
            <text:p>oːp</text:p>
          </table:table-cell>
          <table:table-cell office:value-type="string">
            <text:p>pheasant (lophophorus)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dhōːs</text:p>
          </table:table-cell>
          <table:table-cell table:style-name="ce3" office:value-type="string">
            <text:p>oːs</text:p>
          </table:table-cell>
          <table:table-cell office:value-type="string">
            <text:p>headach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hoːsnɛ̂r</text:p>
          </table:table-cell>
          <table:table-cell office:value-type="string">
            <text:p>ɛr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ɵ́pei</text:p>
          </table:table-cell>
          <table:table-cell office:value-type="string">
            <text:p>ɵ</text:p>
          </table:table-cell>
          <table:table-cell office:value-type="string">
            <text:p>leec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húdhuwɛ</text:p>
          </table:table-cell>
          <table:table-cell office:value-type="string">
            <text:p>u</text:p>
          </table:table-cell>
          <table:table-cell office:value-type="string">
            <text:p>cliff hanging over the trai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húma</text:p>
          </table:table-cell>
          <table:table-cell office:value-type="string">
            <text:p>u</text:p>
          </table:table-cell>
          <table:table-cell office:value-type="string">
            <text:p>too much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ʔêlsi</text:p>
          </table:table-cell>
          <table:table-cell office:value-type="string">
            <text:p>el</text:p>
          </table:table-cell>
          <table:table-cell office:value-type="string">
            <text:p>tree - sterculia coccini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ʌʣʌ́ppo</text:p>
          </table:table-cell>
          <table:table-cell office:value-type="string">
            <text:p>ʌp</text:p>
          </table:table-cell>
          <table:table-cell office:value-type="string">
            <text:p>nic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gʌ́gakpɛ</text:p>
          </table:table-cell>
          <table:table-cell office:value-type="string">
            <text:p>ʌ</text:p>
          </table:table-cell>
          <table:table-cell office:value-type="string">
            <text:p>crow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gāŋʣôm</text:p>
          </table:table-cell>
          <table:table-cell office:value-type="string">
            <text:p>om</text:p>
          </table:table-cell>
          <table:table-cell office:value-type="string">
            <text:p>crane fl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colour</text:p>
          </table:table-cell>
          <table:table-cell office:value-type="string">
            <text:p>gigîm</text:p>
          </table:table-cell>
          <table:table-cell office:value-type="string">
            <text:p>im</text:p>
          </table:table-cell>
          <table:table-cell office:value-type="string">
            <text:p>gre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ípsi</text:p>
          </table:table-cell>
          <table:table-cell office:value-type="string">
            <text:p>ip</text:p>
          </table:table-cell>
          <table:table-cell office:value-type="string">
            <text:p>bean - glycine max 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islâː</text:p>
          </table:table-cell>
          <table:table-cell office:value-type="string">
            <text:p>aː</text:p>
          </table:table-cell>
          <table:table-cell office:value-type="string">
            <text:p>neck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glʌ̄mbe</text:p>
          </table:table-cell>
          <table:table-cell office:value-type="string">
            <text:p>ʌm</text:p>
          </table:table-cell>
          <table:table-cell office:value-type="string">
            <text:p>tree - machilus gamle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ōːdaŋ</text:p>
          </table:table-cell>
          <table:table-cell office:value-type="string">
            <text:p>oː</text:p>
          </table:table-cell>
          <table:table-cell office:value-type="string">
            <text:p>ho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ōlɖo</text:p>
          </table:table-cell>
          <table:table-cell office:value-type="string">
            <text:p>ol</text:p>
          </table:table-cell>
          <table:table-cell office:value-type="string">
            <text:p>tree - synlocos ramossissim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ojāŋ</text:p>
          </table:table-cell>
          <table:table-cell office:value-type="string">
            <text:p>aŋ</text:p>
          </table:table-cell>
          <table:table-cell office:value-type="string">
            <text:p>fermented bean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ɵ</text:p>
          </table:table-cell>
          <table:table-cell office:value-type="string">
            <text:p>ɵ</text:p>
          </table:table-cell>
          <table:table-cell office:value-type="string">
            <text:p>cloth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grákmɛ</text:p>
          </table:table-cell>
          <table:table-cell office:value-type="string">
            <text:p>ak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ʌ̄ŋ</text:p>
          </table:table-cell>
          <table:table-cell office:value-type="string">
            <text:p>ʌŋ</text:p>
          </table:table-cell>
          <table:table-cell office:value-type="string">
            <text:p>thor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rōːdʉ</text:p>
          </table:table-cell>
          <table:table-cell office:value-type="string">
            <text:p>oː</text:p>
          </table:table-cell>
          <table:table-cell office:value-type="string">
            <text:p>shee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gúluŋmɛ</text:p>
          </table:table-cell>
          <table:table-cell office:value-type="string">
            <text:p>u</text:p>
          </table:table-cell>
          <table:table-cell office:value-type="string">
            <text:p>armpi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ʉnnɛ́</text:p>
          </table:table-cell>
          <table:table-cell office:value-type="string">
            <text:p>ɛ</text:p>
          </table:table-cell>
          <table:table-cell office:value-type="string">
            <text:p>woman skir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s</text:p>
          </table:table-cell>
          <table:table-cell office:value-type="float" office:value="2">
            <text:p>2</text:p>
          </table:table-cell>
          <table:table-cell office:value-type="string">
            <text:p>revoir</text:p>
          </table:table-cell>
          <table:table-cell table:number-columns-repeated="1015"/>
        </table:table-row>
        <table:table-row table:style-name="ro1">
          <table:table-cell office:value-type="string">
            <text:p>body</text:p>
          </table:table-cell>
          <table:table-cell office:value-type="string">
            <text:p>ghâl</text:p>
          </table:table-cell>
          <table:table-cell office:value-type="string">
            <text:p>al</text:p>
          </table:table-cell>
          <table:table-cell office:value-type="string">
            <text:p>swea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ghoŋrɛ̄ŋ</text:p>
          </table:table-cell>
          <table:table-cell table:style-name="ce3" office:value-type="string">
            <text:p>ɛŋ</text:p>
          </table:table-cell>
          <table:table-cell office:value-type="string">
            <text:p>metal box to roast gra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óle</text:p>
          </table:table-cell>
          <table:table-cell office:value-type="string">
            <text:p>o</text:p>
          </table:table-cell>
          <table:table-cell office:value-type="string">
            <text:p>man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ɵ̄r</text:p>
          </table:table-cell>
          <table:table-cell office:value-type="string">
            <text:p>ɵr</text:p>
          </table:table-cell>
          <table:table-cell office:value-type="string">
            <text:p>tor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ɵ̄ːthɛ</text:p>
          </table:table-cell>
          <table:table-cell office:value-type="string">
            <text:p>ɵː</text:p>
          </table:table-cell>
          <table:table-cell office:value-type="string">
            <text:p>cowshe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hrʌ́kde</text:p>
          </table:table-cell>
          <table:table-cell office:value-type="string">
            <text:p>ʌk</text:p>
          </table:table-cell>
          <table:table-cell office:value-type="string">
            <text:p>hand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raktâm</text:p>
          </table:table-cell>
          <table:table-cell office:value-type="string">
            <text:p>am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rāŋ</text:p>
          </table:table-cell>
          <table:table-cell office:value-type="string">
            <text:p>aŋ</text:p>
          </table:table-cell>
          <table:table-cell table:style-name="ce2" office:value-type="string">
            <text:p>hus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ghrɛ̂ː</text:p>
          </table:table-cell>
          <table:table-cell office:value-type="string">
            <text:p>ɛː</text:p>
          </table:table-cell>
          <table:table-cell office:value-type="string">
            <text:p>crab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rɛ̂m lʉnɛ</text:p>
          </table:table-cell>
          <table:table-cell office:value-type="string">
            <text:p>ɛm</text:p>
          </table:table-cell>
          <table:table-cell office:value-type="string">
            <text:p>disgus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ɛ̂ːp</text:p>
          </table:table-cell>
          <table:table-cell office:value-type="string">
            <text:p>ɛːp</text:p>
          </table:table-cell>
          <table:table-cell office:value-type="string">
            <text:p>oak - quercus pachyphyllq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ghrēːnʌ</text:p>
          </table:table-cell>
          <table:table-cell table:style-name="ce3" office:value-type="string">
            <text:p>eː</text:p>
          </table:table-cell>
          <table:table-cell office:value-type="string">
            <text:p>nett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ēm</text:p>
          </table:table-cell>
          <table:table-cell office:value-type="string">
            <text:p>em</text:p>
          </table:table-cell>
          <table:table-cell office:value-type="string">
            <text:p>bran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úksu</text:p>
          </table:table-cell>
          <table:table-cell office:value-type="string">
            <text:p>uk</text:p>
          </table:table-cell>
          <table:table-cell office:value-type="string">
            <text:p>tree - bombax malaric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rūːlʌ</text:p>
          </table:table-cell>
          <table:table-cell office:value-type="string">
            <text:p>uː</text:p>
          </table:table-cell>
          <table:table-cell office:value-type="string">
            <text:p>foo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hrʉ̂ː</text:p>
          </table:table-cell>
          <table:table-cell office:value-type="string">
            <text:p>ʉː</text:p>
          </table:table-cell>
          <table:table-cell office:value-type="string">
            <text:p>parakeet - psittaculacolu;boide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ghrʉ̄ːs</text:p>
          </table:table-cell>
          <table:table-cell table:style-name="ce3" office:value-type="string">
            <text:p>ʉːs</text:p>
          </table:table-cell>
          <table:table-cell office:value-type="string">
            <text:p>raspberry = rubus elipticu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ūŋgersi</text:p>
          </table:table-cell>
          <table:table-cell office:value-type="string">
            <text:p>uŋ</text:p>
          </table:table-cell>
          <table:table-cell office:value-type="string">
            <text:p>can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ghoɔ̄ndʉrʉ</text:p>
          </table:table-cell>
          <table:table-cell office:value-type="string">
            <text:p>oɔn</text:p>
          </table:table-cell>
          <table:table-cell office:value-type="string">
            <text:p>throa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lʌ̄mpɛ</text:p>
          </table:table-cell>
          <table:table-cell office:value-type="string">
            <text:p>ʌm</text:p>
          </table:table-cell>
          <table:table-cell office:value-type="string">
            <text:p>dee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6" office:value-type="string">
            <text:p>ɦʌpku</text:p>
          </table:table-cell>
          <table:table-cell table:style-name="ce2" office:value-type="string">
            <text:p>ʌp</text:p>
          </table:table-cell>
          <table:table-cell table:style-name="ce2" office:value-type="string">
            <text:p>heat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 office:value-type="string">
            <text:p>revoir</text:p>
          </table:table-cell>
          <table:table-cell table:style-name="ce2" table:number-columns-repeated="252"/>
          <table:table-cell table:style-name="ce11" table:number-columns-repeated="763"/>
        </table:table-row>
        <table:table-row table:style-name="ro1">
          <table:table-cell office:value-type="string">
            <text:p>body</text:p>
          </table:table-cell>
          <table:table-cell office:value-type="string">
            <text:p>ɦʌ́plu</text:p>
          </table:table-cell>
          <table:table-cell office:value-type="string">
            <text:p>ʌp</text:p>
          </table:table-cell>
          <table:table-cell office:value-type="string">
            <text:p>thumb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ʌs</text:p>
          </table:table-cell>
          <table:table-cell office:value-type="string">
            <text:p>ʌs</text:p>
          </table:table-cell>
          <table:table-cell office:value-type="string">
            <text:p>ma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colour</text:p>
          </table:table-cell>
          <table:table-cell office:value-type="string">
            <text:p>ɦalalâm</text:p>
          </table:table-cell>
          <table:table-cell office:value-type="string">
            <text:p>am</text:p>
          </table:table-cell>
          <table:table-cell office:value-type="string">
            <text:p>red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ɦíbʉnɛm</text:p>
          </table:table-cell>
          <table:table-cell table:style-name="ce3" office:value-type="string">
            <text:p>i</text:p>
          </table:table-cell>
          <table:table-cell office:value-type="string">
            <text:p>tasseled bamboo used in shamanic ceremonie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ɛ́ri</text:p>
          </table:table-cell>
          <table:table-cell office:value-type="string">
            <text:p>ɛ</text:p>
          </table:table-cell>
          <table:table-cell table:style-name="ce2" office:value-type="string">
            <text:p>grown man 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eçpɛ</text:p>
          </table:table-cell>
          <table:table-cell office:value-type="string">
            <text:p>eç</text:p>
          </table:table-cell>
          <table:table-cell office:value-type="string">
            <text:p>shar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êlmɵ</text:p>
          </table:table-cell>
          <table:table-cell office:value-type="string">
            <text:p>el</text:p>
          </table:table-cell>
          <table:table-cell office:value-type="string">
            <text:p>mother of son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êlpɵ</text:p>
          </table:table-cell>
          <table:table-cell office:value-type="string">
            <text:p>el</text:p>
          </table:table-cell>
          <table:table-cell office:value-type="string">
            <text:p>father of son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ɦi</text:p>
          </table:table-cell>
          <table:table-cell office:value-type="string">
            <text:p>i</text:p>
          </table:table-cell>
          <table:table-cell office:value-type="string">
            <text:p>bloo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string">
            <text:p>F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ɦîːʦɵ</text:p>
          </table:table-cell>
          <table:table-cell office:value-type="string">
            <text:p>iː</text:p>
          </table:table-cell>
          <table:table-cell office:value-type="string">
            <text:p>witc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office:value-type="string">
            <text:p>F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ɦídimɛ</text:p>
          </table:table-cell>
          <table:table-cell office:value-type="string">
            <text:p>i</text:p>
          </table:table-cell>
          <table:table-cell office:value-type="string">
            <text:p>hiccu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ɦîːp</text:p>
          </table:table-cell>
          <table:table-cell office:value-type="string">
            <text:p>iː</text:p>
          </table:table-cell>
          <table:table-cell office:value-type="string">
            <text:p>bamboo - arundinaria mali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ɦis</text:p>
          </table:table-cell>
          <table:table-cell table:style-name="ce3" office:value-type="string">
            <text:p>is</text:p>
          </table:table-cell>
          <table:table-cell office:value-type="string">
            <text:p>pai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ɦískoɔi</text:p>
          </table:table-cell>
          <table:table-cell table:style-name="ce3" office:value-type="string">
            <text:p>is</text:p>
          </table:table-cell>
          <table:table-cell office:value-type="string">
            <text:p>edible shoot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óbo</text:p>
          </table:table-cell>
          <table:table-cell office:value-type="string">
            <text:p>o</text:p>
          </table:table-cell>
          <table:table-cell office:value-type="string">
            <text:p>hands folded together</text:p>
          </table:table-cell>
          <table:table-cell office:value-type="string">
            <text:p>n</text:p>
          </table:table-cell>
          <table:table-cell/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ɦōŋ</text:p>
          </table:table-cell>
          <table:table-cell office:value-type="string">
            <text:p>oŋ</text:p>
          </table:table-cell>
          <table:table-cell office:value-type="string">
            <text:p>hanging baske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ird</text:p>
          </table:table-cell>
          <table:table-cell office:value-type="string">
            <text:p>ɦûːʦa</text:p>
          </table:table-cell>
          <table:table-cell office:value-type="string">
            <text:p>uː</text:p>
          </table:table-cell>
          <table:table-cell office:value-type="string">
            <text:p>ow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úlu</text:p>
          </table:table-cell>
          <table:table-cell office:value-type="string">
            <text:p>u</text:p>
          </table:table-cell>
          <table:table-cell office:value-type="string">
            <text:p>firep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ɦólʌsʌp</text:p>
          </table:table-cell>
          <table:table-cell office:value-type="string">
            <text:p>o</text:p>
          </table:table-cell>
          <table:table-cell office:value-type="string">
            <text:p>bamboo husk, eggshel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uti plákpla</text:p>
          </table:table-cell>
          <table:table-cell office:value-type="string">
            <text:p>ak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oɔçpɛ</text:p>
          </table:table-cell>
          <table:table-cell office:value-type="string">
            <text:p>oɔç</text:p>
          </table:table-cell>
          <table:table-cell office:value-type="string">
            <text:p>dull (knif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ɦoɔ̄smɛ</text:p>
          </table:table-cell>
          <table:table-cell office:value-type="string">
            <text:p>oɔs</text:p>
          </table:table-cell>
          <table:table-cell office:value-type="string">
            <text:p>boi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oɔ̄i</text:p>
          </table:table-cell>
          <table:table-cell office:value-type="string">
            <text:p>oɔj</text:p>
          </table:table-cell>
          <table:table-cell office:value-type="string">
            <text:p>soun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ʔíspɛ</text:p>
          </table:table-cell>
          <table:table-cell office:value-type="string">
            <text:p>is</text:p>
          </table:table-cell>
          <table:table-cell office:value-type="string">
            <text:p>r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ʣʌ́kta</text:p>
          </table:table-cell>
          <table:table-cell office:value-type="string">
            <text:p>ʌk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ird</text:p>
          </table:table-cell>
          <table:table-cell office:value-type="string">
            <text:p>ʣâː</text:p>
          </table:table-cell>
          <table:table-cell office:value-type="string">
            <text:p>aː</text:p>
          </table:table-cell>
          <table:table-cell office:value-type="string">
            <text:p>peacoc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ʣʌ́khʌl</text:p>
          </table:table-cell>
          <table:table-cell office:value-type="string">
            <text:p>ʌ</text:p>
          </table:table-cell>
          <table:table-cell office:value-type="string">
            <text:p>nettle fib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ʣʌpʣʌlʌ̂m</text:p>
          </table:table-cell>
          <table:table-cell office:value-type="string">
            <text:p>ʌm</text:p>
          </table:table-cell>
          <table:table-cell table:style-name="ce2" office:value-type="string">
            <text:p>foam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ʣɛ</text:p>
          </table:table-cell>
          <table:table-cell office:value-type="string">
            <text:p>ɛ</text:p>
          </table:table-cell>
          <table:table-cell office:value-type="string">
            <text:p>grai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ʣɛ́koɔi</text:p>
          </table:table-cell>
          <table:table-cell office:value-type="string">
            <text:p>ɛ</text:p>
          </table:table-cell>
          <table:table-cell office:value-type="string">
            <text:p>foo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ʣiʣilêː</text:p>
          </table:table-cell>
          <table:table-cell table:style-name="ce3" office:value-type="string">
            <text:p>eː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ʣílesi</text:p>
          </table:table-cell>
          <table:table-cell office:value-type="string">
            <text:p>i</text:p>
          </table:table-cell>
          <table:table-cell office:value-type="string">
            <text:p>hem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ʣɵ̄nris</text:p>
          </table:table-cell>
          <table:table-cell office:value-type="string">
            <text:p>ɵn</text:p>
          </table:table-cell>
          <table:table-cell office:value-type="string">
            <text:p>cashew (rhus succedane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ʣúʣur</text:p>
          </table:table-cell>
          <table:table-cell office:value-type="string">
            <text:p>u</text:p>
          </table:table-cell>
          <table:table-cell office:value-type="string">
            <text:p>sour, lemo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ʣákpɛ</text:p>
          </table:table-cell>
          <table:table-cell office:value-type="string">
            <text:p>ak</text:p>
          </table:table-cell>
          <table:table-cell office:value-type="string">
            <text:p>bright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3" table:number-columns-repeated="1006"/>
        </table:table-row>
        <table:table-row table:style-name="ro1">
          <table:table-cell table:style-name="ce3"/>
          <table:table-cell office:value-type="string">
            <text:p>ʣákla</text:p>
          </table:table-cell>
          <table:table-cell office:value-type="string">
            <text:p>ak</text:p>
          </table:table-cell>
          <table:table-cell office:value-type="string">
            <text:p>sn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3" table:number-columns-repeated="1006"/>
        </table:table-row>
        <table:table-row table:style-name="ro1">
          <table:table-cell/>
          <table:table-cell office:value-type="string">
            <text:p>ʣhʌp</text:p>
          </table:table-cell>
          <table:table-cell office:value-type="string">
            <text:p>ʌp</text:p>
          </table:table-cell>
          <table:table-cell office:value-type="string">
            <text:p>righ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ʣhârbu</text:p>
          </table:table-cell>
          <table:table-cell office:value-type="string">
            <text:p>ar</text:p>
          </table:table-cell>
          <table:table-cell office:value-type="string">
            <text:p>tree - eurya acumin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ʣhɛ̄lwɛ</text:p>
          </table:table-cell>
          <table:table-cell table:style-name="ce3" office:value-type="string">
            <text:p>ɛl</text:p>
          </table:table-cell>
          <table:table-cell office:value-type="string">
            <text:p>str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5" office:value-type="string">
            <text:p>ʣhɛtt?</text:p>
          </table:table-cell>
          <table:table-cell table:style-name="ce3" office:value-type="string">
            <text:p>ɛtt</text:p>
          </table:table-cell>
          <table:table-cell table:style-name="ce3" office:value-type="string">
            <text:p>shaman spea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spirated t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ʣheʣhémi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heerful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ʣhēŋpɛ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strong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5" office:value-type="string">
            <text:p>ʣhēːs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highla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ʣhɛ̄ːs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sweeping clea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ʣhére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ib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plant</text:p>
          </table:table-cell>
          <table:table-cell table:style-name="ce5" office:value-type="string">
            <text:p>ʣhéremsi</text:p>
          </table:table-cell>
          <table:table-cell table:style-name="ce3" office:value-type="string">
            <text:p>e</text:p>
          </table:table-cell>
          <table:table-cell table:style-name="ce3" office:value-type="string">
            <text:p>plant - myrica esculent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plant</text:p>
          </table:table-cell>
          <table:table-cell table:style-name="ce5" office:value-type="string">
            <text:p>ʣhē̄ːsu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tree - terminalis myriocarp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nature</text:p>
          </table:table-cell>
          <table:table-cell table:style-name="ce5" office:value-type="string">
            <text:p>ʣhūŋ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wi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3"/>
          <table:table-cell table:number-columns-repeated="4"/>
          <table:table-cell table:style-name="ce3" table:number-columns-repeated="1009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ʣhúsrɛm</text:p>
          </table:table-cell>
          <table:table-cell table:style-name="ce3" office:value-type="string">
            <text:p>us</text:p>
          </table:table-cell>
          <table:table-cell table:style-name="ce3" office:value-type="string">
            <text:p>fev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ʌ́l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pit, ditc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hous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kʌmbʌ̄r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hi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ʌmɦôːp</text:p>
          </table:table-cell>
          <table:table-cell table:style-name="ce3" office:value-type="string">
            <text:p>oːp</text:p>
          </table:table-cell>
          <table:table-cell table:style-name="ce3" office:value-type="string">
            <text:p>house own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ʌmmōːsi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khaling deity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plant</text:p>
          </table:table-cell>
          <table:table-cell table:style-name="ce5" office:value-type="string">
            <text:p>kʌ́nʌsi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orchid - coelogie corymbos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5" office:value-type="string">
            <text:p>kʌ́w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tream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kâː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kin, bar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ʌlānte</text:p>
          </table:table-cell>
          <table:table-cell table:style-name="ce3" office:value-type="string">
            <text:p>an</text:p>
          </table:table-cell>
          <table:table-cell table:style-name="ce3" office:value-type="string">
            <text:p>naked</text:p>
          </table:table-cell>
          <table:table-cell table:style-name="ce3" office:value-type="string">
            <text:p>adj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plant</text:p>
          </table:table-cell>
          <table:table-cell table:style-name="ce5" office:value-type="string">
            <text:p>kânter</text:p>
          </table:table-cell>
          <table:table-cell table:style-name="ce3" office:value-type="string">
            <text:p>an</text:p>
          </table:table-cell>
          <table:table-cell table:style-name="ce3" office:value-type="string">
            <text:p>bamboo - dendroca lanmu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kāːphi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fac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çpɛ</text:p>
          </table:table-cell>
          <table:table-cell table:style-name="ce3" office:value-type="string">
            <text:p>ɛç</text:p>
          </table:table-cell>
          <table:table-cell table:style-name="ce3" office:value-type="string">
            <text:p>witc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animal</text:p>
          </table:table-cell>
          <table:table-cell table:style-name="ce5" office:value-type="string">
            <text:p>kɛ̂l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fox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animal</text:p>
          </table:table-cell>
          <table:table-cell table:style-name="ce5" office:value-type="string">
            <text:p>k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el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̄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wor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mɛndʉ́ki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wild yam (dioscorea pentaphyla)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l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̄mʦʉle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vine - pouzolia sp.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ɛ̂mŋʌlu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molar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l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̄ːp</text:p>
          </table:table-cell>
          <table:table-cell table:style-name="ce3" office:value-type="string">
            <text:p>ɛːp</text:p>
          </table:table-cell>
          <table:table-cell table:style-name="ce3" office:value-type="string">
            <text:p>po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́phɛm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gourd (lagenaria leucarth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̄rdo</text:p>
          </table:table-cell>
          <table:table-cell table:style-name="ce3" office:value-type="string">
            <text:p>ɛr</text:p>
          </table:table-cell>
          <table:table-cell table:style-name="ce3" office:value-type="string">
            <text:p>knif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s</text:p>
          </table:table-cell>
          <table:table-cell table:style-name="ce3" office:value-type="string">
            <text:p>ɛs</text:p>
          </table:table-cell>
          <table:table-cell table:style-name="ce3" office:value-type="string">
            <text:p>loin clo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ength, ʣhɛ̄ːs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kinship</text:p>
          </table:table-cell>
          <table:table-cell table:style-name="ce5" office:value-type="string">
            <text:p>ke</text:p>
          </table:table-cell>
          <table:table-cell table:style-name="ce3" office:value-type="string">
            <text:p>e</text:p>
          </table:table-cell>
          <table:table-cell table:style-name="ce3" office:value-type="string">
            <text:p>M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engt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ékpɛ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lad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colour</text:p>
          </table:table-cell>
          <table:table-cell table:style-name="ce5" office:value-type="string">
            <text:p>kekê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blac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ékser (mʉnɛ)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lice killi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/>
          <table:table-cell office:value-type="string">
            <text:p>kékepʦi</text:p>
          </table:table-cell>
          <table:table-cell office:value-type="string">
            <text:p>e</text:p>
          </table:table-cell>
          <table:table-cell office:value-type="string">
            <text:p>grass (triumfetta pilosa)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kéra</text:p>
          </table:table-cell>
          <table:table-cell office:value-type="string">
            <text:p>e</text:p>
          </table:table-cell>
          <table:table-cell office:value-type="string">
            <text:p>MB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írimɛ</text:p>
          </table:table-cell>
          <table:table-cell office:value-type="string">
            <text:p>i</text:p>
          </table:table-cell>
          <table:table-cell office:value-type="string">
            <text:p>cricke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ki</text:p>
          </table:table-cell>
          <table:table-cell office:value-type="string">
            <text:p>i</text:p>
          </table:table-cell>
          <table:table-cell office:value-type="string">
            <text:p>potato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erōŋ</text:p>
          </table:table-cell>
          <table:table-cell office:value-type="string">
            <text:p>oŋ</text:p>
          </table:table-cell>
          <table:table-cell office:value-type="string">
            <text:p>pe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kókʦʌlʌp</text:p>
          </table:table-cell>
          <table:table-cell office:value-type="string">
            <text:p>ok</text:p>
          </table:table-cell>
          <table:table-cell office:value-type="string">
            <text:p>lizard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kokʦiŋgēl</text:p>
          </table:table-cell>
          <table:table-cell office:value-type="string">
            <text:p>el</text:p>
          </table:table-cell>
          <table:table-cell office:value-type="string">
            <text:p>snai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ókʦʌm</text:p>
          </table:table-cell>
          <table:table-cell office:value-type="string">
            <text:p>ok</text:p>
          </table:table-cell>
          <table:table-cell office:value-type="string">
            <text:p>morta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kōŋkʌdʌm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wooden hammer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kōŋkoʦi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tree - litsea cubed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kōŋkoŋ (mʌ̂nsinɛ)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lie sideways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kórʌs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tree - emblica officinal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kɵ̂ː</text:p>
          </table:table-cell>
          <table:table-cell office:value-type="string">
            <text:p>ɵː</text:p>
          </table:table-cell>
          <table:table-cell office:value-type="string">
            <text:p>ligh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kōrtʌp</text:p>
          </table:table-cell>
          <table:table-cell table:style-name="ce3" office:value-type="string">
            <text:p>or</text:p>
          </table:table-cell>
          <table:table-cell office:value-type="string">
            <text:p>wild c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kɵ̂m</text:p>
          </table:table-cell>
          <table:table-cell office:value-type="string">
            <text:p>ɵm</text:p>
          </table:table-cell>
          <table:table-cell office:value-type="string">
            <text:p>clou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kɵs</text:p>
          </table:table-cell>
          <table:table-cell office:value-type="string">
            <text:p>ɵs</text:p>
          </table:table-cell>
          <table:table-cell office:value-type="string">
            <text:p>porcupin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rēmʦi</text:p>
          </table:table-cell>
          <table:table-cell office:value-type="string">
            <text:p>em</text:p>
          </table:table-cell>
          <table:table-cell office:value-type="string">
            <text:p>ti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u</text:p>
          </table:table-cell>
          <table:table-cell office:value-type="string">
            <text:p>u</text:p>
          </table:table-cell>
          <table:table-cell office:value-type="string">
            <text:p>wat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kʉ́bermɛ</text:p>
          </table:table-cell>
          <table:table-cell table:style-name="ce3" office:value-type="string">
            <text:p>ʉ</text:p>
          </table:table-cell>
          <table:table-cell office:value-type="string">
            <text:p>dragon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úkʦa</text:p>
          </table:table-cell>
          <table:table-cell office:value-type="string">
            <text:p>uk</text:p>
          </table:table-cell>
          <table:table-cell office:value-type="string">
            <text:p>bird tra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úkku</text:p>
          </table:table-cell>
          <table:table-cell office:value-type="string">
            <text:p>uk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kōːle</text:p>
          </table:table-cell>
          <table:table-cell table:style-name="ce2" office:value-type="string">
            <text:p>oː</text:p>
          </table:table-cell>
          <table:table-cell office:value-type="string">
            <text:p>tree - boswellia serr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rʉskʉ̂ː (mʉnɛ)</text:p>
          </table:table-cell>
          <table:table-cell office:value-type="string">
            <text:p>ʉː</text:p>
          </table:table-cell>
          <table:table-cell office:value-type="string">
            <text:p>knee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úbhel</text:p>
          </table:table-cell>
          <table:table-cell office:value-type="string">
            <text:p>u</text:p>
          </table:table-cell>
          <table:table-cell office:value-type="string">
            <text:p>wav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5" office:value-type="string">
            <text:p>kūŋgi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basket (phɵ tɵkde)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ūŋkhʌm</text:p>
          </table:table-cell>
          <table:table-cell table:style-name="ce3" office:value-type="string">
            <text:p>uŋ</text:p>
          </table:table-cell>
          <table:table-cell table:style-name="ce2" office:value-type="string">
            <text:p>veranda ??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ūrsi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walnut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ʉ́kpɛ</text:p>
          </table:table-cell>
          <table:table-cell table:style-name="ce3" office:value-type="string">
            <text:p>ʉk</text:p>
          </table:table-cell>
          <table:table-cell table:style-name="ce3" office:value-type="string">
            <text:p>evil spirit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úla</text:p>
          </table:table-cell>
          <table:table-cell table:style-name="ce3" office:value-type="string">
            <text:p>a</text:p>
          </table:table-cell>
          <table:table-cell table:style-name="ce3" office:value-type="string">
            <text:p>spri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office:value-type="string">
            <text:p>stres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ʉmîn (lʉnɛ)</text:p>
          </table:table-cell>
          <table:table-cell table:style-name="ce3" office:value-type="string">
            <text:p>in</text:p>
          </table:table-cell>
          <table:table-cell table:style-name="ce3" office:value-type="string">
            <text:p>thir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office:value-type="float" office:value="3">
            <text:p>3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ʉ́ppi</text:p>
          </table:table-cell>
          <table:table-cell table:style-name="ce3" office:value-type="string">
            <text:p>ʉp</text:p>
          </table:table-cell>
          <table:table-cell office:value-type="string">
            <text:p>forehea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mou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oɔ̄msoɔ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beard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oɔ̄mtotʌr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lip</text:p>
          </table:table-cell>
          <table:table-cell table:style-name="ce3" office:value-type="string">
            <text:p>n</text:p>
          </table:table-cell>
          <table:table-cell table:style-name="ce3" table:number-columns-repeated="2"/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oɔ̄r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wou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/>
          <table:table-cell office:value-type="string">
            <text:p>koɔ̄rʦoɔm</text:p>
          </table:table-cell>
          <table:table-cell table:style-name="ce3" office:value-type="string">
            <text:p>oɔr</text:p>
          </table:table-cell>
          <table:table-cell office:value-type="string">
            <text:p>ladle (phʌljûː thoɔ̄ld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oɔ̄i</text:p>
          </table:table-cell>
          <table:table-cell office:value-type="string">
            <text:p>oɔj</text:p>
          </table:table-cell>
          <table:table-cell table:style-name="ce3" office:value-type="string">
            <text:p>vegetable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khʌ̄rmim</text:p>
          </table:table-cell>
          <table:table-cell office:value-type="string">
            <text:p>ʌr</text:p>
          </table:table-cell>
          <table:table-cell office:value-type="string">
            <text:p>round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́lʌ</text:p>
          </table:table-cell>
          <table:table-cell office:value-type="string">
            <text:p>ʌ</text:p>
          </table:table-cell>
          <table:table-cell office:value-type="string">
            <text:p>yam (dioscorea bulbifera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mʌ̄lmim</text:p>
          </table:table-cell>
          <table:table-cell office:value-type="string">
            <text:p>ʌl</text:p>
          </table:table-cell>
          <table:table-cell office:value-type="string">
            <text:p>soft potato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̄ŋ</text:p>
          </table:table-cell>
          <table:table-cell office:value-type="string">
            <text:p>ʌŋ</text:p>
          </table:table-cell>
          <table:table-cell table:style-name="ce2" office:value-type="string">
            <text:p>bile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̄r</text:p>
          </table:table-cell>
          <table:table-cell office:value-type="string">
            <text:p>ʌr</text:p>
          </table:table-cell>
          <table:table-cell office:value-type="string">
            <text:p>hand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̄rpʌm</text:p>
          </table:table-cell>
          <table:table-cell office:value-type="string">
            <text:p>ʌr</text:p>
          </table:table-cell>
          <table:table-cell office:value-type="string">
            <text:p>fis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ʌ́wa nokʦo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haman 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/>
          <table:table-cell office:value-type="string">
            <text:p>khāːbu</text:p>
          </table:table-cell>
          <table:table-cell office:value-type="string">
            <text:p>aː</text:p>
          </table:table-cell>
          <table:table-cell office:value-type="string">
            <text:p>sn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office:value-type="string">
            <text:p>long?</text:p>
          </table:table-cell>
          <table:table-cell table:number-columns-repeated="3"/>
          <table:table-cell table:style-name="ce3" table:number-columns-repeated="1012"/>
        </table:table-row>
        <table:table-row table:style-name="ro1">
          <table:table-cell/>
          <table:table-cell office:value-type="string">
            <text:p>khaktâm</text:p>
          </table:table-cell>
          <table:table-cell office:value-type="string">
            <text:p>ak</text:p>
          </table:table-cell>
          <table:table-cell office:value-type="string">
            <text:p>plant - polygonum rucinat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ákʦʌrʌp</text:p>
          </table:table-cell>
          <table:table-cell office:value-type="string">
            <text:p>ak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āŋ</text:p>
          </table:table-cell>
          <table:table-cell office:value-type="string">
            <text:p>aŋ</text:p>
          </table:table-cell>
          <table:table-cell office:value-type="string">
            <text:p>tree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ân (lʉnɛ)</text:p>
          </table:table-cell>
          <table:table-cell office:value-type="string">
            <text:p>an</text:p>
          </table:table-cell>
          <table:table-cell office:value-type="string">
            <text:p>shame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ákmɛ</text:p>
          </table:table-cell>
          <table:table-cell office:value-type="string">
            <text:p>ak</text:p>
          </table:table-cell>
          <table:table-cell office:value-type="string">
            <text:p>sputum</text:p>
          </table:table-cell>
          <table:table-cell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ɛbi</text:p>
          </table:table-cell>
          <table:table-cell office:value-type="string">
            <text:p>ɛ</text:p>
          </table:table-cell>
          <table:table-cell office:value-type="string">
            <text:p>where</text:p>
          </table:table-cell>
          <table:table-cell office:value-type="string">
            <text:p>pro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ɛ́lɛmbɛ</text:p>
          </table:table-cell>
          <table:table-cell office:value-type="string">
            <text:p>ɛ</text:p>
          </table:table-cell>
          <table:table-cell office:value-type="string">
            <text:p>cold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ɛ̂l</text:p>
          </table:table-cell>
          <table:table-cell office:value-type="string">
            <text:p>ɛl</text:p>
          </table:table-cell>
          <table:table-cell office:value-type="string">
            <text:p>khaling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ɛ́nɛmbu</text:p>
          </table:table-cell>
          <table:table-cell office:value-type="string">
            <text:p>ɛ</text:p>
          </table:table-cell>
          <table:table-cell office:value-type="string">
            <text:p>tree - heynea trijug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ɛ̂i (mʉnɛ)</text:p>
          </table:table-cell>
          <table:table-cell office:value-type="string">
            <text:p>ɛj</text:p>
          </table:table-cell>
          <table:table-cell office:value-type="string">
            <text:p>sell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éboɔmsi</text:p>
          </table:table-cell>
          <table:table-cell office:value-type="string">
            <text:p>e</text:p>
          </table:table-cell>
          <table:table-cell office:value-type="string">
            <text:p>plant - melothris maderaspatana)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khéʦʌlʉ</text:p>
          </table:table-cell>
          <table:table-cell table:style-name="ce3" office:value-type="string">
            <text:p>e</text:p>
          </table:table-cell>
          <table:table-cell office:value-type="string">
            <text:p>elbow</text:p>
          </table:table-cell>
          <table:table-cell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élem</text:p>
          </table:table-cell>
          <table:table-cell office:value-type="string">
            <text:p>e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elkɛ̂m</text:p>
          </table:table-cell>
          <table:table-cell table:style-name="ce3" office:value-type="string">
            <text:p>ɛm</text:p>
          </table:table-cell>
          <table:table-cell office:value-type="string">
            <text:p>dregs (beer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3"/>
          <table:table-cell table:style-name="ce3" table:number-columns-repeated="1012"/>
        </table:table-row>
        <table:table-row table:style-name="ro1">
          <table:table-cell/>
          <table:table-cell office:value-type="string">
            <text:p>khému</text:p>
          </table:table-cell>
          <table:table-cell office:value-type="string">
            <text:p>e</text:p>
          </table:table-cell>
          <table:table-cell office:value-type="string">
            <text:p>type of basket</text:p>
          </table:table-cell>
          <table:table-cell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ēŋ</text:p>
          </table:table-cell>
          <table:table-cell office:value-type="string">
            <text:p>eŋ</text:p>
          </table:table-cell>
          <table:table-cell office:value-type="string">
            <text:p>type of baske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érakso</text:p>
          </table:table-cell>
          <table:table-cell table:style-name="ce3" office:value-type="string">
            <text:p>e</text:p>
          </table:table-cell>
          <table:table-cell office:value-type="string">
            <text:p>hook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éspɵ</text:p>
          </table:table-cell>
          <table:table-cell office:value-type="string">
            <text:p>es</text:p>
          </table:table-cell>
          <table:table-cell office:value-type="string">
            <text:p>thief</text:p>
          </table:table-cell>
          <table:table-cell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etʌdân</text:p>
          </table:table-cell>
          <table:table-cell table:style-name="ce3" office:value-type="string">
            <text:p>an</text:p>
          </table:table-cell>
          <table:table-cell office:value-type="string">
            <text:p>shaman head gear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ik</text:p>
          </table:table-cell>
          <table:table-cell office:value-type="string">
            <text:p>ik</text:p>
          </table:table-cell>
          <table:table-cell office:value-type="string">
            <text:p>plant - scorrula elata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ɵ</text:p>
          </table:table-cell>
          <table:table-cell table:style-name="ce3" office:value-type="string">
            <text:p>ɵ</text:p>
          </table:table-cell>
          <table:table-cell office:value-type="string">
            <text:p>temporary bridg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 table:style-name="ce3"/>
          <table:table-cell table:style-name="ce5" office:value-type="string">
            <text:p>khîːmɵ</text:p>
          </table:table-cell>
          <table:table-cell table:style-name="ce3" office:value-type="string">
            <text:p>iː</text:p>
          </table:table-cell>
          <table:table-cell table:style-name="ce3" office:value-type="string">
            <text:p>saliva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/>
          <table:table-cell table:style-name="ce5" office:value-type="string">
            <text:p>khísʌ</text:p>
          </table:table-cell>
          <table:table-cell table:style-name="ce3" office:value-type="string">
            <text:p>i</text:p>
          </table:table-cell>
          <table:table-cell table:style-name="ce3" office:value-type="string">
            <text:p>pine - pinus griffithii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/>
          <table:table-cell table:number-columns-repeated="3"/>
          <table:table-cell table:style-name="ce3" table:number-columns-repeated="1012"/>
        </table:table-row>
        <table:table-row table:style-name="ro1">
          <table:table-cell table:style-name="ce3"/>
          <table:table-cell office:value-type="string">
            <text:p>khrʌ́khroɔj</text:p>
          </table:table-cell>
          <table:table-cell office:value-type="string">
            <text:p>ʌ</text:p>
          </table:table-cell>
          <table:table-cell office:value-type="string">
            <text:p>warp</text:p>
          </table:table-cell>
          <table:table-cell table:style-name="ce3"/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/>
          <table:table-cell table:number-columns-repeated="3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lêːp</text:p>
          </table:table-cell>
          <table:table-cell table:style-name="ce3" office:value-type="string">
            <text:p>eːp</text:p>
          </table:table-cell>
          <table:table-cell table:style-name="ce3" office:value-type="string">
            <text:p>do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li</text:p>
          </table:table-cell>
          <table:table-cell table:style-name="ce3" office:value-type="string">
            <text:p>i</text:p>
          </table:table-cell>
          <table:table-cell table:style-name="ce3" office:value-type="string">
            <text:p>fece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li lókpɛ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dung beetl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2">
          <table:table-cell/>
          <table:table-cell table:style-name="ce5" office:value-type="string">
            <text:p>ʔukhōŋ<text:span text:style-name="T1">le</text:span>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crosswise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os</text:p>
          </table:table-cell>
          <table:table-cell table:style-name="ce3" office:value-type="string">
            <text:p>os</text:p>
          </table:table-cell>
          <table:table-cell table:style-name="ce3" office:value-type="string">
            <text:p>taro - Alocasia indicu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7" office:value-type="string">
            <text:p>khɵrsɛ̂i</text:p>
          </table:table-cell>
          <table:table-cell table:style-name="ce9" office:value-type="string">
            <text:p>ɛj</text:p>
          </table:table-cell>
          <table:table-cell table:style-name="ce3" office:value-type="string">
            <text:p>chil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3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ɵ́wɛl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tree - Michelia champac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roɔ̂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lid, cov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3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údo</text:p>
          </table:table-cell>
          <table:table-cell table:style-name="ce3" office:value-type="string">
            <text:p>u</text:p>
          </table:table-cell>
          <table:table-cell table:style-name="ce3" office:value-type="string">
            <text:p>hone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údu</text:p>
          </table:table-cell>
          <table:table-cell table:style-name="ce3" office:value-type="string">
            <text:p>u</text:p>
          </table:table-cell>
          <table:table-cell table:style-name="ce3" office:value-type="string">
            <text:p>ladder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úkkoɔi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fungus sp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/>
          <table:table-cell table:number-columns-repeated="3"/>
          <table:table-cell table:style-name="ce3" table:number-columns-repeated="1012"/>
        </table:table-row>
        <table:table-row table:style-name="ro1">
          <table:table-cell table:style-name="ce3"/>
          <table:table-cell table:style-name="ce5" office:value-type="string">
            <text:p>khûːp</text:p>
          </table:table-cell>
          <table:table-cell table:style-name="ce3" office:value-type="string">
            <text:p>uːp</text:p>
          </table:table-cell>
          <table:table-cell table:style-name="ce3" office:value-type="string">
            <text:p>tree - ficus clarata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ūrbu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tree - Albizzia mollis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ʉ́dʉwɛ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lizard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ʉ́nʉwɛ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p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ʉrʉ̂ː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grinding ston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oɔ̄lʣoɔm</text:p>
          </table:table-cell>
          <table:table-cell table:style-name="ce3" office:value-type="string">
            <text:p>oɔl</text:p>
          </table:table-cell>
          <table:table-cell table:style-name="ce3" office:value-type="string">
            <text:p>goitre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oɔpkhoɔp</text:p>
          </table:table-cell>
          <table:table-cell table:style-name="ce3" office:value-type="string">
            <text:p>oɔp</text:p>
          </table:table-cell>
          <table:table-cell table:style-name="ce3" office:value-type="string">
            <text:p>shell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oɔ̄r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fence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oɔ̄rbe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wooden bowl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hoot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bad spirit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mʦasi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tree - Gautheria hookeri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mlʌm sāŋ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hrub - tithymarus sikkimens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mpɵ́kk</text:p>
          </table:table-cell>
          <table:table-cell table:style-name="ce3" office:value-type="string">
            <text:p>ɵkk</text:p>
          </table:table-cell>
          <table:table-cell table:style-name="ce3" office:value-type="string">
            <text:p>limeston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̂mti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maggo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ŋ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basket (carried on the back)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ŋkhi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yeast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âː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frog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âm</text:p>
          </table:table-cell>
          <table:table-cell table:style-name="ce3" office:value-type="string">
            <text:p>am</text:p>
          </table:table-cell>
          <table:table-cell table:style-name="ce3" office:value-type="string">
            <text:p>armpit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āː<text:span text:style-name="T1">mɛ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wido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́phu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o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āː<text:span text:style-name="T1">s</text:span></text:p>
          </table:table-cell>
          <table:table-cell table:style-name="ce3" office:value-type="string">
            <text:p>aːs</text:p>
          </table:table-cell>
          <table:table-cell table:style-name="ce3" office:value-type="string">
            <text:p>hail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āː<text:span text:style-name="T1">skʌ</text:span></text:p>
          </table:table-cell>
          <table:table-cell table:style-name="ce3" office:value-type="string">
            <text:p>aːs</text:p>
          </table:table-cell>
          <table:table-cell table:style-name="ce3" office:value-type="string">
            <text:p>doo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bɛ̄ː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quiet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̂l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previously</text:p>
          </table:table-cell>
          <table:table-cell table:style-name="ce3"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cholera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̄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path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lɛ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handle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ls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́sbɛ</text:p>
          </table:table-cell>
          <table:table-cell table:style-name="ce3" office:value-type="string">
            <text:p>ɛs</text:p>
          </table:table-cell>
          <table:table-cell table:style-name="ce3" office:value-type="string">
            <text:p>bo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kʌtás</text:p>
          </table:table-cell>
          <table:table-cell table:style-name="ce3" office:value-type="string">
            <text:p>as</text:p>
          </table:table-cell>
          <table:table-cell table:style-name="ce3" office:value-type="string">
            <text:p>testicl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s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̂l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song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6" office:value-type="string">
            <text:p>lēldʌm ou leldʌ̂m</text:p>
          </table:table-cell>
          <table:table-cell table:style-name="ce2" office:value-type="string">
            <text:p>el</text:p>
          </table:table-cell>
          <table:table-cell table:style-name="ce3" office:value-type="string">
            <text:p>forest spirit</text:p>
          </table:table-cell>
          <table:table-cell table:style-name="ce3" office:value-type="string">
            <text:p>n</text:p>
          </table:table-cell>
          <table:table-cell table:style-name="ce3" table:number-columns-repeated="2"/>
          <table:table-cell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ē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tongue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́mʌ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i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̄ːnoɔm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headband to carry load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ɛlɛkʉ̂ː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inside out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office:value-type="float" office:value="3">
            <text:p>3</text:p>
          </table:table-cell>
          <table:table-cell table:style-name="ce3" table:number-columns-repeated="3"/>
          <table:table-cell table:style-name="ce2"/>
          <table:table-cell table:style-name="ce3" table:number-columns-repeated="1012"/>
        </table:table-row>
        <table:table-row table:style-name="ro2">
          <table:table-cell table:style-name="ce3"/>
          <table:table-cell table:style-name="ce5" office:value-type="string">
            <text:p>léŋ<text:span text:style-name="T1">aksi</text:span>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anan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́pti</text:p>
          </table:table-cell>
          <table:table-cell table:style-name="ce3" office:value-type="string">
            <text:p>ep</text:p>
          </table:table-cell>
          <table:table-cell table:style-name="ce3" office:value-type="string">
            <text:p>wi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i</text:p>
          </table:table-cell>
          <table:table-cell table:style-name="ce3" office:value-type="string">
            <text:p>i</text:p>
          </table:table-cell>
          <table:table-cell table:style-name="ce3" office:value-type="string">
            <text:p>peni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ókpej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leec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ōːnɛm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dry seas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moo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feeling, sense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ɵlmʌ́du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moon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ɵ̂ŋ<text:span text:style-name="T1">mɛ</text:span></text:p>
          </table:table-cell>
          <table:table-cell table:style-name="ce3" office:value-type="string">
            <text:p>ɵŋ</text:p>
          </table:table-cell>
          <table:table-cell table:style-name="ce3" office:value-type="string">
            <text:p>reflecti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water leec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ūː<text:span text:style-name="T1">dzʌ</text:span>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millet - eleusine coracan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̂m</text:p>
          </table:table-cell>
          <table:table-cell table:style-name="ce3" office:value-type="string">
            <text:p>um</text:p>
          </table:table-cell>
          <table:table-cell table:style-name="ce3" office:value-type="string">
            <text:p>liv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úmu</text:p>
          </table:table-cell>
          <table:table-cell table:style-name="ce3" office:value-type="string">
            <text:p>u</text:p>
          </table:table-cell>
          <table:table-cell table:style-name="ce3" office:value-type="string">
            <text:p>lepros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̄ŋ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ston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̄ŋkupɛ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plant - amaranthus caudat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̄ŋpɛ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rich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̄ːp</text:p>
          </table:table-cell>
          <table:table-cell table:style-name="ce3" office:value-type="string">
            <text:p>uːp</text:p>
          </table:table-cell>
          <table:table-cell table:style-name="ce3" office:value-type="string">
            <text:p>ja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ʉ̂ː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horne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ʉːʦit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potted forktail - enicurus maculat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ʉ̂ŋ<text:span text:style-name="T1">pɛ</text:span></text:p>
          </table:table-cell>
          <table:table-cell table:style-name="ce3" office:value-type="string">
            <text:p>ʉŋ</text:p>
          </table:table-cell>
          <table:table-cell table:style-name="ce3" office:value-type="string">
            <text:p>illegitimate s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ʉ́pphi</text:p>
          </table:table-cell>
          <table:table-cell table:style-name="ce3" office:value-type="string">
            <text:p>ʉp</text:p>
          </table:table-cell>
          <table:table-cell table:style-name="ce3" office:value-type="string">
            <text:p>cent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oɔ̄mʣʌ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foo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́kʦhe</text:p>
          </table:table-cell>
          <table:table-cell table:style-name="ce3" office:value-type="string">
            <text:p>ʌk</text:p>
          </table:table-cell>
          <table:table-cell table:style-name="ce3" office:value-type="string">
            <text:p>sig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́l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kul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́khʌ 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codonopsis viridi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̄nʣi</text:p>
          </table:table-cell>
          <table:table-cell table:style-name="ce3" office:value-type="string">
            <text:p>ʌn</text:p>
          </table:table-cell>
          <table:table-cell table:style-name="ce3" office:value-type="string">
            <text:p>woman's scarf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̄r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fine hai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̄rsoɔm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body hai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s</text:p>
          </table:table-cell>
          <table:table-cell table:style-name="ce3" office:value-type="string">
            <text:p>ʌs</text:p>
          </table:table-cell>
          <table:table-cell table:style-name="ce3" office:value-type="string">
            <text:p>ey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âː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thrush (Myophoneus caeruleus)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āː<text:span text:style-name="T1">ʦʌrʌm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hrub (inula capp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́r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tree (Callicarpa arbore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ɛ̄ː<text:span text:style-name="T1">ʦʰɛ</text:span>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old woma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ikhilʣɛ̄ːʣɛ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eye muc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l</text:p>
          </table:table-cell>
          <table:table-cell table:style-name="ce3" table:number-columns-repeated="1017"/>
        </table:table-row>
        <table:table-row table:style-name="ro1">
          <table:table-cell table:style-name="ce3"/>
          <table:table-cell table:style-name="ce5" office:value-type="string">
            <text:p>m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moth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ɛ̄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he</text:p>
          </table:table-cell>
          <table:table-cell table:style-name="ce3" office:value-type="string">
            <text:p>pro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ɛ̂mʦɵ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MZ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ɛs</text:p>
          </table:table-cell>
          <table:table-cell table:style-name="ce3" office:value-type="string">
            <text:p>ɛs</text:p>
          </table:table-cell>
          <table:table-cell table:style-name="ce3" office:value-type="string">
            <text:p>lentil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ɛt</text:p>
          </table:table-cell>
          <table:table-cell table:style-name="ce3" office:value-type="string">
            <text:p>ɛt</text:p>
          </table:table-cell>
          <table:table-cell table:style-name="ce3" office:value-type="string">
            <text:p>part of the loom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lsē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gir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mên mʉnɛ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be envious</text:p>
          </table:table-cell>
          <table:table-cell table:style-name="ce3" office:value-type="string">
            <text:p>exp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̂r</text:p>
          </table:table-cell>
          <table:table-cell table:style-name="ce3" office:value-type="string">
            <text:p>er</text:p>
          </table:table-cell>
          <table:table-cell table:style-name="ce3" office:value-type="string">
            <text:p>tail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rl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herb (Plectranthus coets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̄ːs</text:p>
          </table:table-cell>
          <table:table-cell table:style-name="ce3" office:value-type="string">
            <text:p>eːs</text:p>
          </table:table-cell>
          <table:table-cell table:style-name="ce3" office:value-type="string">
            <text:p>buffalo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́sbɛ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wif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tēŋ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in vain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mêi</text:p>
          </table:table-cell>
          <table:table-cell table:style-name="ce3" office:value-type="string">
            <text:p>ej</text:p>
          </table:table-cell>
          <table:table-cell table:style-name="ce3" office:value-type="string">
            <text:p>wif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réenregistrer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mi</text:p>
          </table:table-cell>
          <table:table-cell table:style-name="ce3" office:value-type="string">
            <text:p>i</text:p>
          </table:table-cell>
          <table:table-cell table:style-name="ce3" office:value-type="string">
            <text:p>fir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íkmɵ</text:p>
          </table:table-cell>
          <table:table-cell table:style-name="ce3" office:value-type="string">
            <text:p>ik</text:p>
          </table:table-cell>
          <table:table-cell table:style-name="ce3" office:value-type="string">
            <text:p>smoke, tear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ílɛpʦ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flam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în</text:p>
          </table:table-cell>
          <table:table-cell table:style-name="ce3" office:value-type="string">
            <text:p>in</text:p>
          </table:table-cell>
          <table:table-cell table:style-name="ce3" office:value-type="string">
            <text:p>lif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môː<text:span text:style-name="T1"> ʣhim-</text:span></text:p>
          </table:table-cell>
          <table:table-cell table:style-name="ce5" office:value-type="string">
            <text:p>oː</text:p>
          </table:table-cell>
          <table:table-cell table:style-name="ce3" office:value-type="string">
            <text:p>get bored</text:p>
          </table:table-cell>
          <table:table-cell table:style-name="ce3" office:value-type="string">
            <text:p>v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ólʌri</text:p>
          </table:table-cell>
          <table:table-cell table:style-name="ce5" office:value-type="string">
            <text:p>o</text:p>
          </table:table-cell>
          <table:table-cell table:style-name="ce3" office:value-type="string">
            <text:p>flut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oŋ<text:span text:style-name="T1">lôm</text:span></text:p>
          </table:table-cell>
          <table:table-cell table:style-name="ce5" office:value-type="string">
            <text:p>om</text:p>
          </table:table-cell>
          <table:table-cell table:style-name="ce3" office:value-type="string">
            <text:p>tree (terminalia chebul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môː<text:span text:style-name="T1">p</text:span></text:p>
          </table:table-cell>
          <table:table-cell table:style-name="ce5" office:value-type="string">
            <text:p>oːp</text:p>
          </table:table-cell>
          <table:table-cell table:style-name="ce3" office:value-type="string">
            <text:p>diseas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oromɛ̄ːs</text:p>
          </table:table-cell>
          <table:table-cell table:style-name="ce5" office:value-type="string">
            <text:p>ɛːs</text:p>
          </table:table-cell>
          <table:table-cell table:style-name="ce3" office:value-type="string">
            <text:p>Phaseolus mungo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os</text:p>
          </table:table-cell>
          <table:table-cell table:style-name="ce5" office:value-type="string">
            <text:p>os</text:p>
          </table:table-cell>
          <table:table-cell table:style-name="ce3" office:value-type="string">
            <text:p>bea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ōː<text:span text:style-name="T1">sʌm</text:span></text:p>
          </table:table-cell>
          <table:table-cell table:style-name="ce5" office:value-type="string">
            <text:p>oː</text:p>
          </table:table-cell>
          <table:table-cell table:style-name="ce3" office:value-type="string">
            <text:p>seat of the head of a househol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ōː<text:span text:style-name="T1">si</text:span></text:p>
          </table:table-cell>
          <table:table-cell table:style-name="ce5" office:value-type="string">
            <text:p>oː</text:p>
          </table:table-cell>
          <table:table-cell table:style-name="ce3" office:value-type="string">
            <text:p>religious ceremon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ɵ̂l</text:p>
          </table:table-cell>
          <table:table-cell table:style-name="ce5" office:value-type="string">
            <text:p>ɵl</text:p>
          </table:table-cell>
          <table:table-cell table:style-name="ce3" office:value-type="string">
            <text:p>assembly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úpu</text:p>
          </table:table-cell>
          <table:table-cell table:style-name="ce5" office:value-type="string">
            <text:p>u</text:p>
          </table:table-cell>
          <table:table-cell table:style-name="ce3" office:value-type="string">
            <text:p>bell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mûr</text:p>
          </table:table-cell>
          <table:table-cell table:style-name="ce5" office:value-type="string">
            <text:p>ur</text:p>
          </table:table-cell>
          <table:table-cell table:style-name="ce3" office:value-type="string">
            <text:p>smel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ʉndʉ̂m</text:p>
          </table:table-cell>
          <table:table-cell table:style-name="ce3" office:value-type="string">
            <text:p>ʉm</text:p>
          </table:table-cell>
          <table:table-cell table:style-name="ce3" office:value-type="string">
            <text:p>larg flying an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nʌ̄ŋ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ʌ̄ŋ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poiso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ʌŋkʌ<text:span text:style-name="T1">jêm</text:span>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shrub (Bucklandia populne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nʌŋ<text:span text:style-name="T1">thúkpɛ</text:span>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brave</text:p>
          </table:table-cell>
          <table:table-cell table:style-name="ce3" office:value-type="string">
            <text:p>ad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ʌ̄rme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alcoho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áktu</text:p>
          </table:table-cell>
          <table:table-cell table:style-name="ce3" office:value-type="string">
            <text:p>ak</text:p>
          </table:table-cell>
          <table:table-cell table:style-name="ce3" office:value-type="string">
            <text:p>sou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ʌ́ʦʌr lʉ-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e jealous</text:p>
          </table:table-cell>
          <table:table-cell table:style-name="ce3" office:value-type="string">
            <text:p>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ɔmdulê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locust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nɛ̄mphrʌŋ<text:span text:style-name="T1">mɛ</text:span>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Lycopodium clavatum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ɛ̂ː<text:span text:style-name="T1">p</text:span></text:p>
          </table:table-cell>
          <table:table-cell table:style-name="ce3" office:value-type="string">
            <text:p>ɛːp</text:p>
          </table:table-cell>
          <table:table-cell table:style-name="ce3" office:value-type="string">
            <text:p>cock's com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ɛpʦʉjê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Viburnum erubscen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nɛ̄ːsphɛ</text:p>
          </table:table-cell>
          <table:table-cell table:style-name="ce3" office:value-type="string">
            <text:p>ɛːs</text:p>
          </table:table-cell>
          <table:table-cell table:style-name="ce3" office:value-type="string">
            <text:p>wooden spo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voiceM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nɛ́thimɛ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insect sp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ɵ́khlimɛ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nasal muc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ēmʦi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ank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es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brai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éje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emp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nîː</text:p>
          </table:table-cell>
          <table:table-cell table:style-name="ce3" office:value-type="string">
            <text:p>iː</text:p>
          </table:table-cell>
          <table:table-cell table:style-name="ce3" office:value-type="string">
            <text:p>sa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în</text:p>
          </table:table-cell>
          <table:table-cell table:style-name="ce3" office:value-type="string">
            <text:p>in</text:p>
          </table:table-cell>
          <table:table-cell table:style-name="ce3" office:value-type="string">
            <text:p>aun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ipo ʔunīn???</text:p>
          </table:table-cell>
          <table:table-cell table:style-name="ce3"/>
          <table:table-cell table:style-name="ce3" office:value-type="string">
            <text:p>old potato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nôː<text:span text:style-name="T1"> bi-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le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ôː<text:span text:style-name="T1"> phi-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borrow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̄ŋ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snow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nos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nɵ̂r</text:p>
          </table:table-cell>
          <table:table-cell table:style-name="ce3" office:value-type="string">
            <text:p>ɵr</text:p>
          </table:table-cell>
          <table:table-cell table:style-name="ce3" office:value-type="string">
            <text:p>tig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ɵ̄ː<text:span text:style-name="T1">ri</text:span></text:p>
          </table:table-cell>
          <table:table-cell table:style-name="ce3" office:value-type="string">
            <text:p>ɵ:</text:p>
          </table:table-cell>
          <table:table-cell table:style-name="ce3" office:value-type="string">
            <text:p>herb (Chenopodiu; ambrosioide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mi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ūː<text:span text:style-name="T1">me</text:span>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sister in la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su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ɔm ɦēmde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we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ɔm sómo</text:p>
          </table:table-cell>
          <table:table-cell table:style-name="ce3" office:value-type="string">
            <text:p>o</text:p>
          </table:table-cell>
          <table:table-cell table:style-name="ce3" office:value-type="string">
            <text:p>epileps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us</text:p>
          </table:table-cell>
          <table:table-cell table:style-name="ce3" office:value-type="string">
            <text:p>us</text:p>
          </table:table-cell>
          <table:table-cell table:style-name="ce3" office:value-type="string">
            <text:p>breas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ʌ́lu</text:p>
          </table:table-cell>
          <table:table-cell table:style-name="ce10" office:value-type="string">
            <text:p>ʌ</text:p>
          </table:table-cell>
          <table:table-cell table:style-name="ce3" office:value-type="string">
            <text:p>toot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âr</text:p>
          </table:table-cell>
          <table:table-cell table:style-name="ce10" office:value-type="string">
            <text:p>ar</text:p>
          </table:table-cell>
          <table:table-cell table:style-name="ce3" office:value-type="string">
            <text:p>stack 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ɛ́li</text:p>
          </table:table-cell>
          <table:table-cell table:style-name="ce10" office:value-type="string">
            <text:p>ɛ</text:p>
          </table:table-cell>
          <table:table-cell table:style-name="ce3" office:value-type="string">
            <text:p>appearanc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éʦo</text:p>
          </table:table-cell>
          <table:table-cell table:style-name="ce10" office:value-type="string">
            <text:p>e</text:p>
          </table:table-cell>
          <table:table-cell table:style-name="ce3" office:value-type="string">
            <text:p>ea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ēl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bird sp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élem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Pouzolia hirt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ōŋŋo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eag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fis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oɔ̄psu</text:p>
          </table:table-cell>
          <table:table-cell table:style-name="ce10" office:value-type="string">
            <text:p>oɔp</text:p>
          </table:table-cell>
          <table:table-cell table:style-name="ce3" office:value-type="string">
            <text:p>frien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ōnʦomɛ mʉnɛ</text:p>
          </table:table-cell>
          <table:table-cell table:style-name="ce3" office:value-type="string">
            <text:p>on</text:p>
          </table:table-cell>
          <table:table-cell table:style-name="ce3" office:value-type="string">
            <text:p>slander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ɵ́di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though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óroʦi</text:p>
          </table:table-cell>
          <table:table-cell table:style-name="ce10" office:value-type="string">
            <text:p>o</text:p>
          </table:table-cell>
          <table:table-cell table:style-name="ce3" office:value-type="string">
            <text:p>spikenard (Nardostachys jatamansi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ɵʔɵ̂m</text:p>
          </table:table-cell>
          <table:table-cell table:style-name="ce3" office:value-type="string">
            <text:p>ɵm</text:p>
          </table:table-cell>
          <table:table-cell table:style-name="ce3" office:value-type="string">
            <text:p>yello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ʌpʌlmîm</text:p>
          </table:table-cell>
          <table:table-cell table:style-name="ce3" office:value-type="string">
            <text:p>im</text:p>
          </table:table-cell>
          <table:table-cell table:style-name="ce3" office:value-type="string">
            <text:p>spherical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ʌ́s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ean (Phaseolus aureu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ʌtrāŋ<text:span text:style-name="T1">khi</text:span>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cinnamon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áktʌsi</text:p>
          </table:table-cell>
          <table:table-cell table:style-name="ce3" office:value-type="string">
            <text:p>ak</text:p>
          </table:table-cell>
          <table:table-cell table:style-name="ce3" office:value-type="string">
            <text:p>Holboellia hookerian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ákti</text:p>
          </table:table-cell>
          <table:table-cell table:style-name="ce3" office:value-type="string">
            <text:p>ak</text:p>
          </table:table-cell>
          <table:table-cell table:style-name="ce3" office:value-type="string">
            <text:p>ba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ʌ́kha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outside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ɛ̂ː<text:span text:style-name="T1">p</text:span></text:p>
          </table:table-cell>
          <table:table-cell table:style-name="ce3" office:value-type="string">
            <text:p>ɛːp</text:p>
          </table:table-cell>
          <table:table-cell table:style-name="ce3" office:value-type="string">
            <text:p>bamboo (dendrocalamus sikkimensis)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ɛ̂lsɵ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calf, shi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ɛpp</text:p>
          </table:table-cell>
          <table:table-cell table:style-name="ce3" office:value-type="string">
            <text:p>ɛpp</text:p>
          </table:table-cell>
          <table:table-cell table:style-name="ce3" office:value-type="string">
            <text:p>fath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ɛ́pɦɛm</text:p>
          </table:table-cell>
          <table:table-cell table:style-name="ce3" office:value-type="string">
            <text:p>ɛp</text:p>
          </table:table-cell>
          <table:table-cell table:style-name="ce3" office:value-type="string">
            <text:p>cru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ɛ̄ːsmɛ</text:p>
          </table:table-cell>
          <table:table-cell table:style-name="ce3" office:value-type="string">
            <text:p>ɛːs</text:p>
          </table:table-cell>
          <table:table-cell table:style-name="ce3" office:value-type="string">
            <text:p>colic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éka</text:p>
          </table:table-cell>
          <table:table-cell table:style-name="ce3" office:value-type="string">
            <text:p>e</text:p>
          </table:table-cell>
          <table:table-cell table:style-name="ce3" office:value-type="string">
            <text:p>white bir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ēŋ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lef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éperʦʌ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weezer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éroŋ<text:span text:style-name="T1">ga</text:span>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asket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ɛ̂l lʉpɛ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heavy</text:p>
          </table:table-cell>
          <table:table-cell table:style-name="ce3" office:value-type="string">
            <text:p>adj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íkmɵ</text:p>
          </table:table-cell>
          <table:table-cell table:style-name="ce3" office:value-type="string">
            <text:p>ik</text:p>
          </table:table-cell>
          <table:table-cell table:style-name="ce3" office:value-type="string">
            <text:p>stomach win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vowel <text:s/>ɛ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în</text:p>
          </table:table-cell>
          <table:table-cell table:style-name="ce3" office:value-type="string">
            <text:p>in</text:p>
          </table:table-cell>
          <table:table-cell table:style-name="ce3" office:value-type="string">
            <text:p>anu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pîː<text:span text:style-name="T1">p</text:span></text:p>
          </table:table-cell>
          <table:table-cell table:style-name="ce3" office:value-type="string">
            <text:p>iːp</text:p>
          </table:table-cell>
          <table:table-cell table:style-name="ce3" office:value-type="string">
            <text:p>weevil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ip</text:p>
          </table:table-cell>
          <table:table-cell table:style-name="ce3" office:value-type="string">
            <text:p>ip</text:p>
          </table:table-cell>
          <table:table-cell table:style-name="ce3" office:value-type="string">
            <text:p>grandmoth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iplʌ̂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oldier bu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pîː<text:span text:style-name="T1">pri</text:span></text:p>
          </table:table-cell>
          <table:table-cell table:style-name="ce3" office:value-type="string">
            <text:p>iːp</text:p>
          </table:table-cell>
          <table:table-cell table:style-name="ce3" office:value-type="string">
            <text:p>bird (Molpastes leucogeny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is </text:p>
          </table:table-cell>
          <table:table-cell table:style-name="ce3" office:value-type="string">
            <text:p>is</text:p>
          </table:table-cell>
          <table:table-cell table:style-name="ce3" office:value-type="string">
            <text:p>deer (Nemohaedus goral)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lɛ́ʣem lɛt-</text:p>
          </table:table-cell>
          <table:table-cell table:style-name="ce3" office:value-type="string">
            <text:p>ɛ</text:p>
          </table:table-cell>
          <table:table-cell table:style-name="ce2" office:value-type="string">
            <text:p>grumble</text:p>
          </table:table-cell>
          <table:table-cell table:style-name="ce3" office:value-type="string">
            <text:p>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lēmʦi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vetch (Dolichos unifloru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lɛmplɛmmîm</text:p>
          </table:table-cell>
          <table:table-cell table:style-name="ce3" office:value-type="string">
            <text:p>im</text:p>
          </table:table-cell>
          <table:table-cell table:style-name="ce3" office:value-type="string">
            <text:p>flat</text:p>
          </table:table-cell>
          <table:table-cell table:style-name="ce3" office:value-type="string">
            <text:p>adj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les 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white bir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ô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pi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ókʌlpuŋ</text:p>
          </table:table-cell>
          <table:table-cell table:style-name="ce3" office:value-type="string">
            <text:p>o</text:p>
          </table:table-cell>
          <table:table-cell table:style-name="ce3" office:value-type="string">
            <text:p>tree (Luculia gratissim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ôː<text:span text:style-name="T1">mêr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equisetum diffusum (pig-tail?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ʌ́poɔp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owl (Huhua nipalensi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ōː<text:span text:style-name="T1">re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tree (Machilus Duthiei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ɵkk</text:p>
          </table:table-cell>
          <table:table-cell table:style-name="ce3" office:value-type="string">
            <text:p>ɵkk</text:p>
          </table:table-cell>
          <table:table-cell table:style-name="ce3" office:value-type="string">
            <text:p>ear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rēlko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pod, seed capsu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rē<text:span text:style-name="T1">ŋmɛ</text:span>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stroke of lightni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rékprewɛ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herb sp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rōː<text:span text:style-name="T1">ʦi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spid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ūnʣʌ</text:p>
          </table:table-cell>
          <table:table-cell table:style-name="ce3" office:value-type="string">
            <text:p>un</text:p>
          </table:table-cell>
          <table:table-cell table:style-name="ce3" office:value-type="string">
            <text:p>hung baske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ūŋ<text:span text:style-name="T1">mɛ</text:span>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flow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ûr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ratta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ʉ́jʉ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ashe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ʉ́jʉmɛ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horse fly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ches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oɔ̄ndʉ</text:p>
          </table:table-cell>
          <table:table-cell table:style-name="ce3" office:value-type="string">
            <text:p>oɔn</text:p>
          </table:table-cell>
          <table:table-cell table:style-name="ce3" office:value-type="string">
            <text:p>ax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̄l</text:p>
          </table:table-cell>
          <table:table-cell table:style-name="ce3" office:value-type="string">
            <text:p>ʌl</text:p>
          </table:table-cell>
          <table:table-cell table:style-name="ce3" office:value-type="string">
            <text:p>flou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́r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ging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̄rki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du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́tu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amboo contain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sʌl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feather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ɛlɛ̄ː phɛlɛ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slippery</text:p>
          </table:table-cell>
          <table:table-cell table:style-name="ce3" office:value-type="string">
            <text:p>adj</text:p>
          </table:table-cell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ɛ̂r</text:p>
          </table:table-cell>
          <table:table-cell table:style-name="ce3" office:value-type="string">
            <text:p>ɛr</text:p>
          </table:table-cell>
          <table:table-cell table:style-name="ce3" office:value-type="string">
            <text:p>snar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ɛ̄r</text:p>
          </table:table-cell>
          <table:table-cell table:style-name="ce3" office:value-type="string">
            <text:p>ɛr</text:p>
          </table:table-cell>
          <table:table-cell table:style-name="ce3" office:value-type="string">
            <text:p>close</text:p>
          </table:table-cell>
          <table:table-cell table:style-name="ce3" office:value-type="string">
            <text:p>adv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ɛ́tti</text:p>
          </table:table-cell>
          <table:table-cell table:style-name="ce3" office:value-type="string">
            <text:p>ɛt</text:p>
          </table:table-cell>
          <table:table-cell table:style-name="ce3" office:value-type="string">
            <text:p>eg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éso</text:p>
          </table:table-cell>
          <table:table-cell table:style-name="ce3" office:value-type="string">
            <text:p>e</text:p>
          </table:table-cell>
          <table:table-cell table:style-name="ce3" office:value-type="string">
            <text:p>peacock feath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etʌdān</text:p>
          </table:table-cell>
          <table:table-cell table:style-name="ce3" office:value-type="string">
            <text:p>an</text:p>
          </table:table-cell>
          <table:table-cell table:style-name="ce3" office:value-type="string">
            <text:p>turban of shaman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ilé</text:p>
          </table:table-cell>
          <table:table-cell table:style-name="ce3" office:value-type="string">
            <text:p>e</text:p>
          </table:table-cell>
          <table:table-cell table:style-name="ce3" office:value-type="string">
            <text:p>fleshy part of the thig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 accent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ipí</text:p>
          </table:table-cell>
          <table:table-cell table:style-name="ce3" office:value-type="string">
            <text:p>i</text:p>
          </table:table-cell>
          <table:table-cell table:style-name="ce3" office:value-type="string">
            <text:p>basket for pressing oi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 accent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phōː<text:span text:style-name="T1">su 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chee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ōŋ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uncl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chicke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ɵ̄rsi</text:p>
          </table:table-cell>
          <table:table-cell table:style-name="ce3" office:value-type="string">
            <text:p>ɵr</text:p>
          </table:table-cell>
          <table:table-cell table:style-name="ce3" office:value-type="string">
            <text:p>pumpki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ûl</text:p>
          </table:table-cell>
          <table:table-cell table:style-name="ce3" office:value-type="string">
            <text:p>ul</text:p>
          </table:table-cell>
          <table:table-cell table:style-name="ce3" office:value-type="string">
            <text:p>cav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úlu</text:p>
          </table:table-cell>
          <table:table-cell table:style-name="ce3" office:value-type="string">
            <text:p>u</text:p>
          </table:table-cell>
          <table:table-cell table:style-name="ce3" office:value-type="string">
            <text:p>communal wor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́d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custom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al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̄mʣhuŋ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had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2"/>
          <table:table-cell table:style-name="ce3" table:number-columns-repeated="1014"/>
        </table:table-row>
        <table:table-row table:style-name="ro2">
          <table:table-cell table:style-name="ce3"/>
          <table:table-cell table:style-name="ce5" office:value-type="string">
            <text:p>rʌŋ<text:span text:style-name="T1">khilɛ̂m</text:span>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Lyonia ovalifoli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́pʦu</text:p>
          </table:table-cell>
          <table:table-cell table:style-name="ce3" office:value-type="string">
            <text:p>ʌp</text:p>
          </table:table-cell>
          <table:table-cell table:style-name="ce3" office:value-type="string">
            <text:p>stic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āŋ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roundworm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aŋ<text:span text:style-name="T1">lʌ̄m</text:span>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bir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rʌrʌlmîm</text:p>
          </table:table-cell>
          <table:table-cell table:style-name="ce3" office:value-type="string">
            <text:p>im</text:p>
          </table:table-cell>
          <table:table-cell table:style-name="ce3" office:value-type="string">
            <text:p>oval</text:p>
          </table:table-cell>
          <table:table-cell table:style-name="ce3" office:value-type="string">
            <text:p>adj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âŋ<text:span text:style-name="T1">li</text:span>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evil spiri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āː<text:span text:style-name="T1">ru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ee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́w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pinetree (Tsuga dumos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ɛ̂l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centiped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ɛrɛpʦu</text:p>
          </table:table-cell>
          <table:table-cell table:style-name="ce3"/>
          <table:table-cell table:style-name="ce3" office:value-type="string">
            <text:p>threshing stick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rɛ̄ːs </text:p>
          </table:table-cell>
          <table:table-cell table:style-name="ce3" office:value-type="string">
            <text:p>ɛːs</text:p>
          </table:table-cell>
          <table:table-cell table:style-name="ce3" office:value-type="string">
            <text:p>kin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ɛ̄ikhʉ̂m</text:p>
          </table:table-cell>
          <table:table-cell table:style-name="ce3" office:value-type="string">
            <text:p>ɛj</text:p>
          </table:table-cell>
          <table:table-cell table:style-name="ce3" office:value-type="string">
            <text:p>siev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rêː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brother in law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êːk</text:p>
          </table:table-cell>
          <table:table-cell table:style-name="ce3" office:value-type="string">
            <text:p>eːk</text:p>
          </table:table-cell>
          <table:table-cell table:style-name="ce3" office:value-type="string">
            <text:p>mongoos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ékem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icad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êː<text:span text:style-name="T1">p</text:span></text:p>
          </table:table-cell>
          <table:table-cell table:style-name="ce3" office:value-type="string">
            <text:p>eːp</text:p>
          </table:table-cell>
          <table:table-cell table:style-name="ce3" office:value-type="string">
            <text:p>oa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éskʌp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orpha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îː</text:p>
          </table:table-cell>
          <table:table-cell table:style-name="ce3" office:value-type="string">
            <text:p>iː</text:p>
          </table:table-cell>
          <table:table-cell table:style-name="ce3" office:value-type="string">
            <text:p>seedlin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íbʌ</text:p>
          </table:table-cell>
          <table:table-cell table:style-name="ce3" office:value-type="string">
            <text:p>i</text:p>
          </table:table-cell>
          <table:table-cell table:style-name="ce3" office:value-type="string">
            <text:p>rop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isk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de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rô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cliff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óbols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tree (Lindera pulcherrim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oktokôm</text:p>
          </table:table-cell>
          <table:table-cell table:style-name="ce3" office:value-type="string">
            <text:p>om</text:p>
          </table:table-cell>
          <table:table-cell table:style-name="ce3" office:value-type="string">
            <text:p>rainbow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ōldo</text:p>
          </table:table-cell>
          <table:table-cell table:style-name="ce3" office:value-type="string">
            <text:p>ol</text:p>
          </table:table-cell>
          <table:table-cell table:style-name="ce3" office:value-type="string">
            <text:p>cooked porridg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ɵ̂ː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ric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ɵ̂ːsɵ̂r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husked grain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ʉʦulûm</text:p>
          </table:table-cell>
          <table:table-cell table:style-name="ce3" office:value-type="string">
            <text:p>um</text:p>
          </table:table-cell>
          <table:table-cell table:style-name="ce3" office:value-type="string">
            <text:p>whetston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ūŋ<text:span text:style-name="T1">ku</text:span></text:p>
          </table:table-cell>
          <table:table-cell table:style-name="ce3" office:value-type="string">
            <text:p>uŋ</text:p>
          </table:table-cell>
          <table:table-cell table:style-name="ce2" office:value-type="string">
            <text:p>sens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kʌtsew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fung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kʌr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weet potato (Ipomoea batata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̄lpu</text:p>
          </table:table-cell>
          <table:table-cell table:style-name="ce3" office:value-type="string">
            <text:p>ʌl</text:p>
          </table:table-cell>
          <table:table-cell table:style-name="ce3" office:value-type="string">
            <text:p>bir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̄mbɛ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co-owndershi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̄mbermɛ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caterpillar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̄mkhra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morta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msɵ̂ːri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Anaphalis triplinevi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nuwɛ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consciousnes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ntʌlé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liff swallow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sʌ̄ŋ<text:span text:style-name="T1">kʌm</text:span>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wal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p</text:p>
          </table:table-cell>
          <table:table-cell table:style-name="ce3" office:value-type="string">
            <text:p>ʌp</text:p>
          </table:table-cell>
          <table:table-cell table:style-name="ce3" office:value-type="string">
            <text:p>dreg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pʌl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midg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pʌr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cabie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p.lʌ</text:p>
          </table:table-cell>
          <table:table-cell table:style-name="ce3" office:value-type="string">
            <text:p>ʌp</text:p>
          </table:table-cell>
          <table:table-cell table:style-name="ce3" office:value-type="string">
            <text:p>Curcuma angustifoli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rʌ̂w</text:p>
          </table:table-cell>
          <table:table-cell table:style-name="ce3" office:value-type="string">
            <text:p>ʌw</text:p>
          </table:table-cell>
          <table:table-cell table:style-name="ce3" office:value-type="string">
            <text:p>communal wor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̂ː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avage animal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k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kin, bar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sâː<text:span text:style-name="T1">k</text:span></text:p>
          </table:table-cell>
          <table:table-cell table:style-name="ce3" office:value-type="string">
            <text:p>aːk</text:p>
          </table:table-cell>
          <table:table-cell table:style-name="ce3" office:value-type="string">
            <text:p>flag on tom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llʌ́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young ma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?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tres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âmsʌ</text:p>
          </table:table-cell>
          <table:table-cell table:style-name="ce3" office:value-type="string">
            <text:p>am</text:p>
          </table:table-cell>
          <table:table-cell table:style-name="ce3" office:value-type="string">
            <text:p>wast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̄ŋ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her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̄ŋʦɵ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illegitimate chil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̄ŋgʌr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sta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sāː<text:span text:style-name="T1">phom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leaf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phá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hysanolaena maxim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tress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saː<text:span text:style-name="T1">phulêm</text:span>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dry leaf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̄ːs</text:p>
          </table:table-cell>
          <table:table-cell table:style-name="ce3" office:value-type="string">
            <text:p>aːs</text:p>
          </table:table-cell>
          <table:table-cell table:style-name="ce3" office:value-type="string">
            <text:p>testicl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sʌrwɛ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peau qui se détache au bout des ongle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́srus</text:p>
          </table:table-cell>
          <table:table-cell table:style-name="ce3" office:value-type="string">
            <text:p>as</text:p>
          </table:table-cell>
          <table:table-cell table:style-name="ce3" office:value-type="string">
            <text:p>frui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sāː<text:span text:style-name="T1">tʌmɛ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quirrel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jʌmɛ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fly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́bʉde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????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̂l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foo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̂lpomɛ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ankl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sherpa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̄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roo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̂mkʰoɔi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edible herb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mla mʉ-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anno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mphr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fern (Glichnia volubili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́phu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ladd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́jʉw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aro (Colocasia antiquorum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 voyelle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éksʌŋ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firewoo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́khre</text:p>
          </table:table-cell>
          <table:table-cell table:style-name="ce3" office:value-type="string">
            <text:p>e</text:p>
          </table:table-cell>
          <table:table-cell table:style-name="ce3" office:value-type="string">
            <text:p>san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l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iro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lmɛ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spea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sēː<text:span text:style-name="T1">mɛ</text:span>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dream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ndʉ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fingernai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sén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igh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́rem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entil (Lens culinaris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w</text:p>
          </table:table-cell>
          <table:table-cell table:style-name="ce3" office:value-type="string">
            <text:p>ew</text:p>
          </table:table-cell>
          <table:table-cell table:style-name="ce3" office:value-type="string">
            <text:p>blacksmi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îːbra</text:p>
          </table:table-cell>
          <table:table-cell table:style-name="ce3" office:value-type="string">
            <text:p>iː</text:p>
          </table:table-cell>
          <table:table-cell table:style-name="ce3" office:value-type="string">
            <text:p>whist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ibʉw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Artemisia vulgari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íl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ree s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ímʉwɛ mʉ</text:p>
          </table:table-cell>
          <table:table-cell table:style-name="ce3" office:value-type="string">
            <text:p>i</text:p>
          </table:table-cell>
          <table:table-cell table:style-name="ce3" office:value-type="string">
            <text:p>be drowsy</text:p>
          </table:table-cell>
          <table:table-cell table:style-name="ce3" office:value-type="string">
            <text:p>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īːt</text:p>
          </table:table-cell>
          <table:table-cell table:style-name="ce3" office:value-type="string">
            <text:p>iːt</text:p>
          </table:table-cell>
          <table:table-cell table:style-name="ce3" office:value-type="string">
            <text:p>fros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ô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hung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kpu</text:p>
          </table:table-cell>
          <table:table-cell table:style-name="ce3"/>
          <table:table-cell table:style-name="ce3" office:value-type="string">
            <text:p>yeti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so'lo</text:p>
          </table:table-cell>
          <table:table-cell table:style-name="ce3"/>
          <table:table-cell table:style-name="ce3" office:value-type="string">
            <text:p>bone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 office:value-type="string">
            <text:p>soltʌ̂m</text:p>
          </table:table-cell>
          <table:table-cell table:style-name="ce2"/>
          <table:table-cell table:style-name="ce3" office:value-type="string">
            <text:p>beer container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su'lubu</text:p>
          </table:table-cell>
          <table:table-cell table:style-name="ce3"/>
          <table:table-cell table:style-name="ce3" office:value-type="string">
            <text:p>tree sp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sôm</text:p>
          </table:table-cell>
          <table:table-cell table:style-name="ce3"/>
          <table:table-cell table:style-name="ce3" office:value-type="string">
            <text:p>breath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 office:value-type="string">
            <text:p>sōmbɛ</text:p>
          </table:table-cell>
          <table:table-cell table:style-name="ce2"/>
          <table:table-cell table:style-name="ce3" office:value-type="string">
            <text:p>hunger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somi'ne</text:p>
          </table:table-cell>
          <table:table-cell table:style-name="ce3"/>
          <table:table-cell table:style-name="ce3" office:value-type="string">
            <text:p>evening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sômri</text:p>
          </table:table-cell>
          <table:table-cell table:style-name="ce3"/>
          <table:table-cell table:style-name="ce3" office:value-type="string">
            <text:p>windpipe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solʌri</text:p>
          </table:table-cell>
          <table:table-cell table:style-name="ce3"/>
          <table:table-cell table:style-name="ce3" office:value-type="string">
            <text:p>jackal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 office:value-type="string">
            <text:p>so'toɔp</text:p>
          </table:table-cell>
          <table:table-cell table:style-name="ce2"/>
          <table:table-cell table:style-name="ce3" office:value-type="string">
            <text:p>tree sp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6" office:value-type="string">
            <text:p>sɵ̂<text:span text:style-name="T2">ː</text:span></text:p>
          </table:table-cell>
          <table:table-cell table:style-name="ce2"/>
          <table:table-cell table:style-name="ce3" office:value-type="string">
            <text:p>flesh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sɵbɛ</text:p>
          </table:table-cell>
          <table:table-cell table:style-name="ce3"/>
          <table:table-cell table:style-name="ce3" office:value-type="string">
            <text:p>wasp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sɵbem</text:p>
          </table:table-cell>
          <table:table-cell table:style-name="ce3"/>
          <table:table-cell table:style-name="ce3" office:value-type="string">
            <text:p>bread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sɵki</text:p>
          </table:table-cell>
          <table:table-cell table:style-name="ce3"/>
          <table:table-cell table:style-name="ce3" office:value-type="string">
            <text:p>cough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sɵlɛ sɵlɛ</text:p>
          </table:table-cell>
          <table:table-cell table:style-name="ce3"/>
          <table:table-cell table:style-name="ce3" office:value-type="string">
            <text:p>smooth</text:p>
          </table:table-cell>
          <table:table-cell table:style-name="ce3" office:value-type="string">
            <text:p>adj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sɵlɛm</text:p>
          </table:table-cell>
          <table:table-cell table:style-name="ce3"/>
          <table:table-cell table:style-name="ce3" office:value-type="string">
            <text:p>tree (Shorea robusta)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sɵ'lɛsi</text:p>
          </table:table-cell>
          <table:table-cell table:style-name="ce3"/>
          <table:table-cell table:style-name="ce3" office:value-type="string">
            <text:p>grape (Vitis rumicisperma)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sɵle</text:p>
          </table:table-cell>
          <table:table-cell table:style-name="ce3"/>
          <table:table-cell table:style-name="ce3" office:value-type="string">
            <text:p>thread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sɵ̂r</text:p>
          </table:table-cell>
          <table:table-cell table:style-name="ce3"/>
          <table:table-cell table:style-name="ce3" office:value-type="string">
            <text:p>husked grains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sɵpɛ</text:p>
          </table:table-cell>
          <table:table-cell table:style-name="ce3"/>
          <table:table-cell table:style-name="ce3" office:value-type="string">
            <text:p>small, refined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sɵ̂<text:span text:style-name="T2">ː</text:span><text:span text:style-name="T1">pra</text:span></text:p>
          </table:table-cell>
          <table:table-cell table:style-name="ce3"/>
          <table:table-cell table:style-name="ce3" office:value-type="string">
            <text:p>small bee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sɵ̂<text:span text:style-name="T2">ː</text:span><text:span text:style-name="T1">ri</text:span></text:p>
          </table:table-cell>
          <table:table-cell table:style-name="ce3"/>
          <table:table-cell table:style-name="ce3" office:value-type="string">
            <text:p>nerve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sɵslêm</text:p>
          </table:table-cell>
          <table:table-cell table:style-name="ce3"/>
          <table:table-cell table:style-name="ce3" office:value-type="string">
            <text:p>shrub (Macromeria macrophylla)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su'sur</text:p>
          </table:table-cell>
          <table:table-cell table:style-name="ce3"/>
          <table:table-cell table:style-name="ce3" office:value-type="string">
            <text:p>upside down</text:p>
          </table:table-cell>
          <table:table-cell table:style-name="ce3" office:value-type="string">
            <text:p>adv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6" office:value-type="string">
            <text:p>ʔusū<text:span text:style-name="T2">ː</text:span><text:span text:style-name="T1">tʌ</text:span></text:p>
          </table:table-cell>
          <table:table-cell table:style-name="ce2"/>
          <table:table-cell table:style-name="ce3" office:value-type="string">
            <text:p>unripe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sʉ</text:p>
          </table:table-cell>
          <table:table-cell table:style-name="ce3"/>
          <table:table-cell table:style-name="ce3" office:value-type="string">
            <text:p>who</text:p>
          </table:table-cell>
          <table:table-cell table:style-name="ce3" office:value-type="string">
            <text:p>pro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 office:value-type="string">
            <text:p>sʉlʉ̂m</text:p>
          </table:table-cell>
          <table:table-cell table:style-name="ce2"/>
          <table:table-cell table:style-name="ce3" office:value-type="string">
            <text:p>shaman ustensil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 office:value-type="string">
            <text:p>si'mɛndʉk</text:p>
          </table:table-cell>
          <table:table-cell table:style-name="ce2"/>
          <table:table-cell table:style-name="ce3" office:value-type="string">
            <text:p>desolate place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sʉ̄<text:span text:style-name="T2">ː</text:span><text:span text:style-name="T1">tʉ lʉ-</text:span></text:p>
          </table:table-cell>
          <table:table-cell table:style-name="ce3"/>
          <table:table-cell table:style-name="ce3" office:value-type="string">
            <text:p>slide down</text:p>
          </table:table-cell>
          <table:table-cell table:style-name="ce3" office:value-type="string">
            <text:p>v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s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hai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phroɔp</text:p>
          </table:table-cell>
          <table:table-cell table:style-name="ce3"/>
          <table:table-cell table:style-name="ce3" office:value-type="string">
            <text:p>lung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soɔrʦep </text:p>
          </table:table-cell>
          <table:table-cell table:style-name="ce3"/>
          <table:table-cell table:style-name="ce3" office:value-type="string">
            <text:p>Mucuna nigricana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soɔ̄rsu</text:p>
          </table:table-cell>
          <table:table-cell table:style-name="ce3"/>
          <table:table-cell table:style-name="ce3" office:value-type="string">
            <text:p>Echinocarpus sterculiaceus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ʌ'dʌm</text:p>
          </table:table-cell>
          <table:table-cell table:style-name="ce3"/>
          <table:table-cell table:style-name="ce3" office:value-type="string">
            <text:p>ten</text:p>
          </table:table-cell>
          <table:table-cell table:style-name="ce3" office:value-type="string">
            <text:p>num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ʌ̄mbe</text:p>
          </table:table-cell>
          <table:table-cell table:style-name="ce3"/>
          <table:table-cell table:style-name="ce3" office:value-type="string">
            <text:p>monkey sp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ʌ̄mʦu</text:p>
          </table:table-cell>
          <table:table-cell table:style-name="ce3"/>
          <table:table-cell table:style-name="ce3" office:value-type="string">
            <text:p>knee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ʌ̄mrʌ</text:p>
          </table:table-cell>
          <table:table-cell table:style-name="ce3"/>
          <table:table-cell table:style-name="ce3" office:value-type="string">
            <text:p>genealogy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tʌ̂<text:span text:style-name="T2">ŋ</text:span></text:p>
          </table:table-cell>
          <table:table-cell table:style-name="ce3"/>
          <table:table-cell table:style-name="ce3" office:value-type="string">
            <text:p>only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 office:value-type="string">
            <text:p>tʌriwûn</text:p>
          </table:table-cell>
          <table:table-cell table:style-name="ce2"/>
          <table:table-cell table:style-name="ce3" office:value-type="string">
            <text:p>earrings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ʌ̄rpɛ</text:p>
          </table:table-cell>
          <table:table-cell table:style-name="ce3"/>
          <table:table-cell table:style-name="ce3" office:value-type="string">
            <text:p>brittle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ʌ'wʌ</text:p>
          </table:table-cell>
          <table:table-cell table:style-name="ce3"/>
          <table:table-cell table:style-name="ce3" office:value-type="string">
            <text:p>back of head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akʦu</text:p>
          </table:table-cell>
          <table:table-cell table:style-name="ce3"/>
          <table:table-cell table:style-name="ce3" office:value-type="string">
            <text:p>???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takti'bu<text:span text:style-name="T2">ŋ</text:span></text:p>
          </table:table-cell>
          <table:table-cell table:style-name="ce3"/>
          <table:table-cell table:style-name="ce3" office:value-type="string">
            <text:p>rhododendron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âl</text:p>
          </table:table-cell>
          <table:table-cell table:style-name="ce3"/>
          <table:table-cell table:style-name="ce3" office:value-type="string">
            <text:p>ceiling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tā<text:span text:style-name="T2">ŋ</text:span><text:span text:style-name="T1">kʌpʦɵ</text:span></text:p>
          </table:table-cell>
          <table:table-cell table:style-name="ce3"/>
          <table:table-cell table:style-name="ce3" office:value-type="string">
            <text:p>assistant priest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ɛ̄mwɛ</text:p>
          </table:table-cell>
          <table:table-cell table:style-name="ce3"/>
          <table:table-cell table:style-name="ce3" office:value-type="string">
            <text:p>banana (Musa sapientum)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ɛ̄mkʌ</text:p>
          </table:table-cell>
          <table:table-cell table:style-name="ce3"/>
          <table:table-cell table:style-name="ce3" office:value-type="string">
            <text:p>drum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enphɵ</text:p>
          </table:table-cell>
          <table:table-cell table:style-name="ce3"/>
          <table:table-cell table:style-name="ce3" office:value-type="string">
            <text:p>pheasant (Tragopa melanocephala)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ēnti</text:p>
          </table:table-cell>
          <table:table-cell table:style-name="ce3"/>
          <table:table-cell table:style-name="ce3" office:value-type="string">
            <text:p>tree (Butea frondosa)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ēr</text:p>
          </table:table-cell>
          <table:table-cell table:style-name="ce3"/>
          <table:table-cell table:style-name="ce3" office:value-type="string">
            <text:p>bamboo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tē<text:span text:style-name="T2">ː</text:span><text:span text:style-name="T1">rʌ</text:span></text:p>
          </table:table-cell>
          <table:table-cell table:style-name="ce3"/>
          <table:table-cell table:style-name="ce3" office:value-type="string">
            <text:p>tree (Saurauja napaulensis)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ērʦimɛ</text:p>
          </table:table-cell>
          <table:table-cell table:style-name="ce3"/>
          <table:table-cell table:style-name="ce3" office:value-type="string">
            <text:p>Leioptila capistrA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ēipɛ</text:p>
          </table:table-cell>
          <table:table-cell table:style-name="ce3"/>
          <table:table-cell table:style-name="ce3" office:value-type="string">
            <text:p>thick</text:p>
          </table:table-cell>
          <table:table-cell table:style-name="ce3" office:value-type="string">
            <text:p>adj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i</text:p>
          </table:table-cell>
          <table:table-cell table:style-name="ce3"/>
          <table:table-cell table:style-name="ce3" office:value-type="string">
            <text:p>egg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tô<text:span text:style-name="T2">ː</text:span></text:p>
          </table:table-cell>
          <table:table-cell table:style-name="ce3"/>
          <table:table-cell table:style-name="ce3" office:value-type="string">
            <text:p>loom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tō<text:span text:style-name="T2">ː</text:span><text:span text:style-name="T1">lʌ</text:span></text:p>
          </table:table-cell>
          <table:table-cell table:style-name="ce3"/>
          <table:table-cell table:style-name="ce3" office:value-type="string">
            <text:p>musk deer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6" office:value-type="string">
            <text:p>tū<text:span text:style-name="T2">ː</text:span><text:span text:style-name="T1">du</text:span></text:p>
          </table:table-cell>
          <table:table-cell table:style-name="ce2"/>
          <table:table-cell table:style-name="ce3" office:value-type="string">
            <text:p>full</text:p>
          </table:table-cell>
          <table:table-cell table:style-name="ce3" office:value-type="string">
            <text:p>adj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 office:value-type="string">
            <text:p>tuktutūr</text:p>
          </table:table-cell>
          <table:table-cell table:style-name="ce2"/>
          <table:table-cell table:style-name="ce3" office:value-type="string">
            <text:p>dove (Oenopopelia tranquebaria)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ûr</text:p>
          </table:table-cell>
          <table:table-cell table:style-name="ce3"/>
          <table:table-cell table:style-name="ce3" office:value-type="string">
            <text:p>bamboo (Cephalostachyun sp)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 office:value-type="string">
            <text:p>tûrde</text:p>
          </table:table-cell>
          <table:table-cell table:style-name="ce2"/>
          <table:table-cell table:style-name="ce3" office:value-type="string">
            <text:p>on one side</text:p>
          </table:table-cell>
          <table:table-cell table:style-name="ce3" office:value-type="string">
            <text:p>adv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turē<text:span text:style-name="T2">ŋ</text:span></text:p>
          </table:table-cell>
          <table:table-cell table:style-name="ce3"/>
          <table:table-cell table:style-name="ce3" office:value-type="string">
            <text:p>together</text:p>
          </table:table-cell>
          <table:table-cell table:style-name="ce3" office:value-type="string">
            <text:p>adv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 office:value-type="string">
            <text:p>tʉ'ri</text:p>
          </table:table-cell>
          <table:table-cell table:style-name="ce2"/>
          <table:table-cell table:style-name="ce3" office:value-type="string">
            <text:p>twig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oɔ̄l</text:p>
          </table:table-cell>
          <table:table-cell table:style-name="ce3"/>
          <table:table-cell table:style-name="ce3" office:value-type="string">
            <text:p>tonsil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ʌmre're</text:p>
          </table:table-cell>
          <table:table-cell table:style-name="ce3"/>
          <table:table-cell table:style-name="ce3" office:value-type="string">
            <text:p>surprise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 office:value-type="string">
            <text:p>tali'</text:p>
          </table:table-cell>
          <table:table-cell table:style-name="ce2"/>
          <table:table-cell table:style-name="ce3"/>
          <table:table-cell table:style-name="ce3" office:value-type="string">
            <text:p>adv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haktilɛ̂m</text:p>
          </table:table-cell>
          <table:table-cell table:style-name="ce3"/>
          <table:table-cell table:style-name="ce3" office:value-type="string">
            <text:p>shrub (Berberis asiatica)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hʌkuwa</text:p>
          </table:table-cell>
          <table:table-cell table:style-name="ce3"/>
          <table:table-cell table:style-name="ce3" office:value-type="string">
            <text:p>clud to beat laundry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thā<text:span text:style-name="T2">ː</text:span><text:span text:style-name="T1">lʌm</text:span></text:p>
          </table:table-cell>
          <table:table-cell table:style-name="ce3"/>
          <table:table-cell table:style-name="ce3" office:value-type="string">
            <text:p>pestle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hânsi</text:p>
          </table:table-cell>
          <table:table-cell table:style-name="ce3"/>
          <table:table-cell table:style-name="ce3" office:value-type="string">
            <text:p>oak (Quercus lanugiosa)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thʌ̄<text:span text:style-name="T2">ŋ</text:span></text:p>
          </table:table-cell>
          <table:table-cell table:style-name="ce3"/>
          <table:table-cell table:style-name="ce3" office:value-type="string">
            <text:p>price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hɛk'li</text:p>
          </table:table-cell>
          <table:table-cell table:style-name="ce3"/>
          <table:table-cell table:style-name="ce3" office:value-type="string">
            <text:p>part of the loom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thê<text:span text:style-name="T2">ː</text:span><text:span text:style-name="T1">p</text:span></text:p>
          </table:table-cell>
          <table:table-cell table:style-name="ce3"/>
          <table:table-cell table:style-name="ce3" office:value-type="string">
            <text:p>basket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heprîm</text:p>
          </table:table-cell>
          <table:table-cell table:style-name="ce3"/>
          <table:table-cell table:style-name="ce3" office:value-type="string">
            <text:p>bamboo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ho</text:p>
          </table:table-cell>
          <table:table-cell table:style-name="ce3"/>
          <table:table-cell table:style-name="ce3" office:value-type="string">
            <text:p>year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thō<text:span text:style-name="T2">ː</text:span><text:span text:style-name="T1">ʦi</text:span></text:p>
          </table:table-cell>
          <table:table-cell table:style-name="ce3"/>
          <table:table-cell table:style-name="ce3" office:value-type="string">
            <text:p>time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thoʦipō<text:span text:style-name="T2">ː</text:span><text:span text:style-name="T1">lu</text:span></text:p>
          </table:table-cell>
          <table:table-cell table:style-name="ce3"/>
          <table:table-cell table:style-name="ce3" office:value-type="string">
            <text:p>fungus sp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thō<text:span text:style-name="T2">ː</text:span><text:span text:style-name="T1">me</text:span></text:p>
          </table:table-cell>
          <table:table-cell table:style-name="ce3"/>
          <table:table-cell table:style-name="ce3" office:value-type="string">
            <text:p>evil spirit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hɵk</text:p>
          </table:table-cell>
          <table:table-cell table:style-name="ce3"/>
          <table:table-cell table:style-name="ce3" office:value-type="string">
            <text:p>thing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hɵklʌ</text:p>
          </table:table-cell>
          <table:table-cell table:style-name="ce3"/>
          <table:table-cell table:style-name="ce3" office:value-type="string">
            <text:p>bamboo container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hɵ̂r lʉ-</text:p>
          </table:table-cell>
          <table:table-cell table:style-name="ce3"/>
          <table:table-cell table:style-name="ce3" office:value-type="string">
            <text:p>believe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thū<text:span text:style-name="T2">ː</text:span><text:span text:style-name="T1">nɛm</text:span></text:p>
          </table:table-cell>
          <table:table-cell table:style-name="ce3"/>
          <table:table-cell table:style-name="ce3" office:value-type="string">
            <text:p>forest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thoɔpru</text:p>
          </table:table-cell>
          <table:table-cell table:style-name="ce3"/>
          <table:table-cell table:style-name="ce3" office:value-type="string">
            <text:p>scarf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ʔû<text:span text:style-name="T2">ː</text:span></text:p>
          </table:table-cell>
          <table:table-cell table:style-name="ce3"/>
          <table:table-cell table:style-name="ce3" office:value-type="string">
            <text:p>field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ʔdhʌlu</text:p>
          </table:table-cell>
          <table:table-cell table:style-name="ce3"/>
          <table:table-cell table:style-name="ce3" office:value-type="string">
            <text:p>below</text:p>
          </table:table-cell>
          <table:table-cell table:style-name="ce3" office:value-type="string">
            <text:p>adv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ʔuke'ti</text:p>
          </table:table-cell>
          <table:table-cell table:style-name="ce3"/>
          <table:table-cell table:style-name="ce3" office:value-type="string">
            <text:p>to the other side</text:p>
          </table:table-cell>
          <table:table-cell table:style-name="ce3" office:value-type="string">
            <text:p>adv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ʔutu'</text:p>
          </table:table-cell>
          <table:table-cell table:style-name="ce3"/>
          <table:table-cell table:style-name="ce3" office:value-type="string">
            <text:p>outside</text:p>
          </table:table-cell>
          <table:table-cell table:style-name="ce3" office:value-type="string">
            <text:p>adv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ʔukhotʉ</text:p>
          </table:table-cell>
          <table:table-cell table:style-name="ce3"/>
          <table:table-cell table:style-name="ce3" office:value-type="string">
            <text:p>upwards</text:p>
          </table:table-cell>
          <table:table-cell table:style-name="ce3" office:value-type="string">
            <text:p>adv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 office:value-type="string">
            <text:p>ʔuʔāl</text:p>
          </table:table-cell>
          <table:table-cell table:style-name="ce2"/>
          <table:table-cell table:style-name="ce3" office:value-type="string">
            <text:p>light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wālta</text:p>
          </table:table-cell>
          <table:table-cell table:style-name="ce3"/>
          <table:table-cell table:style-name="ce3" office:value-type="string">
            <text:p>vagina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wʌ'jʌ</text:p>
          </table:table-cell>
          <table:table-cell table:style-name="ce3"/>
          <table:table-cell table:style-name="ce3" office:value-type="string">
            <text:p>lowland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ʣhes</text:p>
          </table:table-cell>
          <table:table-cell table:style-name="ce3"/>
          <table:table-cell table:style-name="ce3" office:value-type="string">
            <text:p>highland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ʔoɔ̄rmɛ</text:p>
          </table:table-cell>
          <table:table-cell table:style-name="ce3"/>
          <table:table-cell table:style-name="ce3" office:value-type="string">
            <text:p>orchid (dendrobium pierardi)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wɛ̂<text:span text:style-name="T2">ː</text:span></text:p>
          </table:table-cell>
          <table:table-cell table:style-name="ce3"/>
          <table:table-cell table:style-name="ce3" office:value-type="string">
            <text:p>older brother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wɛ</text:p>
          </table:table-cell>
          <table:table-cell table:style-name="ce3"/>
          <table:table-cell table:style-name="ce3" office:value-type="string">
            <text:p>younger brother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wɛʦibîm</text:p>
          </table:table-cell>
          <table:table-cell table:style-name="ce3"/>
          <table:table-cell table:style-name="ce3" office:value-type="string">
            <text:p>broom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wɛ̄lbɛ</text:p>
          </table:table-cell>
          <table:table-cell table:style-name="ce3"/>
          <table:table-cell table:style-name="ce3" office:value-type="string">
            <text:p>tree (Michelia velutina)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wɛnʣɛm</text:p>
          </table:table-cell>
          <table:table-cell table:style-name="ce3"/>
          <table:table-cell table:style-name="ce3" office:value-type="string">
            <text:p>inauspicious time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 office:value-type="string">
            <text:p>wɛ̂r</text:p>
          </table:table-cell>
          <table:table-cell table:style-name="ce2"/>
          <table:table-cell table:style-name="ce3" office:value-type="string">
            <text:p>fish hook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wɛ'sep</text:p>
          </table:table-cell>
          <table:table-cell table:style-name="ce3"/>
          <table:table-cell table:style-name="ce3" office:value-type="string">
            <text:p>fern (Glechenia lenearis)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wɛsmɛ</text:p>
          </table:table-cell>
          <table:table-cell table:style-name="ce3"/>
          <table:table-cell table:style-name="ce3" office:value-type="string">
            <text:p>spindle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wɵ</text:p>
          </table:table-cell>
          <table:table-cell table:style-name="ce3"/>
          <table:table-cell table:style-name="ce3" office:value-type="string">
            <text:p>rain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wɵs</text:p>
          </table:table-cell>
          <table:table-cell table:style-name="ce3"/>
          <table:table-cell table:style-name="ce3" office:value-type="string">
            <text:p>fig tree (Ficus hookeri)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5" office:value-type="string">
            <text:p>jâm</text:p>
          </table:table-cell>
          <table:table-cell table:style-name="ce3"/>
          <table:table-cell table:style-name="ce3" office:value-type="string">
            <text:p>great shaman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jakki</text:p>
          </table:table-cell>
          <table:table-cell table:style-name="ce3"/>
          <table:table-cell table:style-name="ce3" office:value-type="string">
            <text:p>small</text:p>
          </table:table-cell>
          <table:table-cell table:style-name="ce3" office:value-type="string">
            <text:p>adj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jā<text:span text:style-name="T2">ŋ</text:span></text:p>
          </table:table-cell>
          <table:table-cell table:style-name="ce3"/>
          <table:table-cell table:style-name="ce3" office:value-type="string">
            <text:p>honey comb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jâ<text:span text:style-name="T2">ŋ</text:span><text:span text:style-name="T1">ʦɵ</text:span></text:p>
          </table:table-cell>
          <table:table-cell table:style-name="ce3"/>
          <table:table-cell table:style-name="ce3" office:value-type="string">
            <text:p>nephew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jā<text:span text:style-name="T2">ŋ</text:span><text:span text:style-name="T1">jas</text:span></text:p>
          </table:table-cell>
          <table:table-cell table:style-name="ce3"/>
          <table:table-cell table:style-name="ce3" office:value-type="string">
            <text:p>peach (Prunus persica)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jā<text:span text:style-name="T2">ː</text:span><text:span text:style-name="T1">su</text:span></text:p>
          </table:table-cell>
          <table:table-cell table:style-name="ce3"/>
          <table:table-cell table:style-name="ce3" office:value-type="string">
            <text:p>tree (Schima Wallichii)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6" office:value-type="string">
            <text:p>jā<text:span text:style-name="T2">ː</text:span><text:span text:style-name="T1">thʌ</text:span></text:p>
          </table:table-cell>
          <table:table-cell table:style-name="ce2"/>
          <table:table-cell table:style-name="ce3" office:value-type="string">
            <text:p>later</text:p>
          </table:table-cell>
          <table:table-cell table:style-name="ce3" office:value-type="string">
            <text:p>adv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jɛdʌm</text:p>
          </table:table-cell>
          <table:table-cell table:style-name="ce3"/>
          <table:table-cell table:style-name="ce3" office:value-type="string">
            <text:p>insect sp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je</text:p>
          </table:table-cell>
          <table:table-cell table:style-name="ce3"/>
          <table:table-cell table:style-name="ce3" office:value-type="string">
            <text:p>blade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jô<text:span text:style-name="T2">ː</text:span></text:p>
          </table:table-cell>
          <table:table-cell table:style-name="ce3"/>
          <table:table-cell table:style-name="ce3" office:value-type="string">
            <text:p>river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jo'ʦʌm</text:p>
          </table:table-cell>
          <table:table-cell table:style-name="ce3"/>
          <table:table-cell table:style-name="ce3" office:value-type="string">
            <text:p>shrub (polygonum molle)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jo<text:span text:style-name="T2">ŋ</text:span><text:span text:style-name="T1">bem</text:span></text:p>
          </table:table-cell>
          <table:table-cell table:style-name="ce3"/>
          <table:table-cell table:style-name="ce3" office:value-type="string">
            <text:p>jew's harp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 office:value-type="string">
            <text:p>jɵ̂r</text:p>
          </table:table-cell>
          <table:table-cell table:style-name="ce2"/>
          <table:table-cell table:style-name="ce3" office:value-type="string">
            <text:p>grass (ischaemum rugosum)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jû<text:span text:style-name="T2">ː</text:span></text:p>
          </table:table-cell>
          <table:table-cell table:style-name="ce3"/>
          <table:table-cell table:style-name="ce3" office:value-type="string">
            <text:p>porridge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jû<text:span text:style-name="T2">ː</text:span></text:p>
          </table:table-cell>
          <table:table-cell table:style-name="ce3"/>
          <table:table-cell table:style-name="ce3" office:value-type="string">
            <text:p>footprints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jʉ'nɛm</text:p>
          </table:table-cell>
          <table:table-cell table:style-name="ce3"/>
          <table:table-cell table:style-name="ce3" office:value-type="string">
            <text:p>rainy season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 office:value-type="string">
            <text:p>jʉ̂l</text:p>
          </table:table-cell>
          <table:table-cell table:style-name="ce2"/>
          <table:table-cell table:style-name="ce3" office:value-type="string">
            <text:p>heat haze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jɵs</text:p>
          </table:table-cell>
          <table:table-cell table:style-name="ce3"/>
          <table:table-cell table:style-name="ce3" office:value-type="string">
            <text:p>nephew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 table:number-rows-repeated="4">
          <table:table-cell table:style-name="ce3"/>
          <table:table-cell table:style-name="ce5"/>
          <table:table-cell table:style-name="ce3" table:number-columns-repeated="1022"/>
        </table:table-row>
        <table:table-row table:style-name="ro1">
          <table:table-cell table:style-name="ce3"/>
          <table:table-cell office:value-type="string">
            <text:p>khʌwār</text:p>
          </table:table-cell>
          <table:table-cell/>
          <table:table-cell office:value-type="string">
            <text:p>smelling nicely</text:p>
          </table:table-cell>
          <table:table-cell office:value-type="string">
            <text:p>adj</text:p>
          </table:table-cell>
          <table:table-cell table:number-columns-repeated="6"/>
          <table:table-cell table:style-name="ce3" table:number-columns-repeated="1013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3" office:value-type="string">
            <text:p>indigestion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5" office:value-type="string">
            <text:p>bhɛ̄ndɛrɛ̄<text:span text:style-name="T2">ː</text:span><text:span text:style-name="T1">ni</text:span></text:p>
          </table:table-cell>
          <table:table-cell table:style-name="ce3"/>
          <table:table-cell table:style-name="ce3" office:value-type="string">
            <text:p>tomato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khɛprʌ</text:p>
          </table:table-cell>
          <table:table-cell table:style-name="ce3"/>
          <table:table-cell table:style-name="ce3" office:value-type="string">
            <text:p>Thomsonia nepalensis, Amorphophallus bulbifer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sôl</text:p>
          </table:table-cell>
          <table:table-cell table:style-name="ce3"/>
          <table:table-cell table:style-name="ce3" office:value-type="string">
            <text:p>split bamboo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phopokʦa</text:p>
          </table:table-cell>
          <table:table-cell table:style-name="ce3"/>
          <table:table-cell table:style-name="ce3" office:value-type="string">
            <text:p>split bamboo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3" office:value-type="string">
            <text:p>long rope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3" office:value-type="string">
            <text:p>soft</text:p>
          </table:table-cell>
          <table:table-cell table:style-name="ce3" office:value-type="string">
            <text:p>adv</text:p>
          </table:table-cell>
          <table:table-cell table:style-name="ce3" table:number-columns-repeated="1019"/>
        </table:table-row>
        <table:table-row table:style-name="ro1" table:number-rows-repeated="2">
          <table:table-cell table:style-name="ce3"/>
          <table:table-cell table:style-name="ce5"/>
          <table:table-cell table:style-name="ce3" table:number-columns-repeated="1022"/>
        </table:table-row>
        <table:table-row table:style-name="ro1">
          <table:table-cell table:style-name="ce3"/>
          <table:table-cell table:style-name="ce6" office:value-type="string">
            <text:p>ruʦulûm</text:p>
          </table:table-cell>
          <table:table-cell table:style-name="ce2"/>
          <table:table-cell table:style-name="ce3" office:value-type="string">
            <text:p>whetting stone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/>
          <table:table-cell table:style-name="ce3" table:number-columns-repeated="1022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3" office:value-type="string">
            <text:p>not enough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3" office:value-type="string">
            <text:p>springtime honey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3" office:value-type="string">
            <text:p>qlcohol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3" office:value-type="string">
            <text:p>glowing ash.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/>
          <table:table-cell table:style-name="ce3" table:number-columns-repeated="1022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3" office:value-type="string">
            <text:p>grass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3">
          <table:table-cell table:style-name="ce3"/>
          <table:table-cell table:style-name="ce6" office:value-type="string">
            <text:p>phō<text:span text:style-name="T2">ː</text:span><text:span text:style-name="T1">su</text:span></text:p>
          </table:table-cell>
          <table:table-cell table:style-name="ce2"/>
          <table:table-cell table:style-name="ce3" office:value-type="string">
            <text:p>cheek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3" office:value-type="string">
            <text:p>cymbal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 office:value-type="string">
            <text:p>thōːʦi </text:p>
          </table:table-cell>
          <table:table-cell table:style-name="ce2"/>
          <table:table-cell table:style-name="ce3" office:value-type="string">
            <text:p>new year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 table:number-rows-repeated="3">
          <table:table-cell table:style-name="ce3"/>
          <table:table-cell table:style-name="ce5"/>
          <table:table-cell table:style-name="ce3"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>
            <text:p>sām</text:p>
          </table:table-cell>
          <table:table-cell table:style-name="ce2"/>
          <table:table-cell office:value-type="string">
            <text:p>evening (from 4pm to 7pm)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>
            <text:p>lusʌ<text:span text:style-name="T3">‍</text:span><text:span text:style-name="T1">̄m</text:span></text:p>
          </table:table-cell>
          <table:table-cell table:style-name="ce2"/>
          <table:table-cell office:value-type="string">
            <text:p>thatch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ʔunɛ̄msiri</text:p>
          </table:table-cell>
          <table:table-cell/>
          <table:table-cell office:value-type="string">
            <text:p>snot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hɛppɛ</text:p>
          </table:table-cell>
          <table:table-cell/>
          <table:table-cell office:value-type="string">
            <text:p>large, broad</text:p>
          </table:table-cell>
          <table:table-cell office:value-type="string">
            <text:p>adj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mʌ̄nʣi</text:p>
          </table:table-cell>
          <table:table-cell/>
          <table:table-cell office:value-type="string">
            <text:p>scarf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ʦeleŋ</text:p>
          </table:table-cell>
          <table:table-cell/>
          <table:table-cell office:value-type="string">
            <text:p>plat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naktu</text:p>
          </table:table-cell>
          <table:table-cell/>
          <table:table-cell office:value-type="string">
            <text:p>porridg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ʉk</text:p>
          </table:table-cell>
          <table:table-cell/>
          <table:table-cell office:value-type="string">
            <text:p>bush fi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ʌjʌmɛ</text:p>
          </table:table-cell>
          <table:table-cell/>
          <table:table-cell office:value-type="string">
            <text:p>fl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poils de corps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dge, rim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thumʌ̂n</text:p>
          </table:table-cell>
          <table:table-cell table:style-name="ce2"/>
          <table:table-cell table:style-name="ce2" office:value-type="string">
            <text:p>bedding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ood 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gricultu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ourc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luff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body</text:p>
          </table:table-cell>
          <table:table-cell table:number-columns-repeated="2"/>
          <table:table-cell office:value-type="string">
            <text:p>tongu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oad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body</text:p>
          </table:table-cell>
          <table:table-cell table:number-columns-repeated="2"/>
          <table:table-cell office:value-type="string">
            <text:p>eyebrows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body</text:p>
          </table:table-cell>
          <table:table-cell table:number-columns-repeated="2"/>
          <table:table-cell office:value-type="string">
            <text:p>ey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platform (to support loads)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body</text:p>
          </table:table-cell>
          <table:table-cell table:number-columns-repeated="2"/>
          <table:table-cell office:value-type="string">
            <text:p>nos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t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nke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plant</text:p>
          </table:table-cell>
          <table:table-cell table:number-columns-repeated="2"/>
          <table:table-cell office:value-type="string">
            <text:p>fodder plant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body</text:p>
          </table:table-cell>
          <table:table-cell table:number-columns-repeated="2"/>
          <table:table-cell office:value-type="string">
            <text:p>ear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body</text:p>
          </table:table-cell>
          <table:table-cell table:number-columns-repeated="2"/>
          <table:table-cell office:value-type="string">
            <text:p>tooth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amboo sp.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amboo tweezers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rust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plit bamboo clapped to frighten animals to protect the crops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body</text:p>
          </table:table-cell>
          <table:table-cell table:number-columns-repeated="2"/>
          <table:table-cell office:value-type="string">
            <text:p>cheek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x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ed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oof support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orest fir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ig bush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any things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body</text:p>
          </table:table-cell>
          <table:table-cell table:number-columns-repeated="2"/>
          <table:table-cell office:value-type="string">
            <text:p>neck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amboo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ar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jug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warp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body</text:p>
          </table:table-cell>
          <table:table-cell table:number-columns-repeated="2"/>
          <table:table-cell office:value-type="string">
            <text:p>kne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body</text:p>
          </table:table-cell>
          <table:table-cell table:number-columns-repeated="2"/>
          <table:table-cell office:value-type="string">
            <text:p>(nuque)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plant</text:p>
          </table:table-cell>
          <table:table-cell table:number-columns-repeated="2"/>
          <table:table-cell office:value-type="string">
            <text:p>fig tre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body</text:p>
          </table:table-cell>
          <table:table-cell table:number-columns-repeated="2"/>
          <table:table-cell office:value-type="string">
            <text:p>lazy</text:p>
          </table:table-cell>
          <table:table-cell office:value-type="string">
            <text:p>n+co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mecarpus anacardium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ele</text:p>
          </table:table-cell>
          <table:table-cell/>
          <table:table-cell office:value-type="string">
            <text:p>part ?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nɵtʉ</text:p>
          </table:table-cell>
          <table:table-cell/>
          <table:table-cell office:value-type="string">
            <text:p>mouth (pipe)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white lqngur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whole day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>
            <text:p>pʉŋmɛ</text:p>
          </table:table-cell>
          <table:table-cell/>
          <table:table-cell office:value-type="string">
            <text:p>flower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aterpillar sp.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lks (left on the ground after harvest)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lligator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lks (left on the ground after harvest)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untain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just before</text:p>
          </table:table-cell>
          <table:table-cell office:value-type="string">
            <text:p>qdv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guest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lood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hail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plank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yam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plan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illet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rom time to time</text:p>
          </table:table-cell>
          <table:table-cell office:value-type="string">
            <text:p>adv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eeting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ne slab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/>
          <table:table-cell table:style-name="ce3"/>
          <table:table-cell table:style-name="ce3" office:value-type="string">
            <text:p>first born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 table:style-name="ce2"/>
          <table:table-cell table:style-name="ce2" office:value-type="string">
            <text:p>daughter in law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kin (human)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whol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ocky place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ern shoot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amboo shoot pyap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>
            <text:p>almost</text:p>
          </table:table-cell>
          <table:table-cell office:value-type="string">
            <text:p>adv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in a dream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arlier (in the day)</text:p>
          </table:table-cell>
          <table:table-cell office:value-type="string">
            <text:p>adv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amboo shoot thepri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wild cat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ocust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with difficulty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ever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pneumoni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external layer of the basket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amboo slit used to widen the opening of the bamboo basket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amboo slits use when one begins to weave a basket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mla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 table:number-rows-repeated="64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Gentium1" svg:font-family="Gentium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￥</number:text>
      <number:number number:decimal-places="0" number:min-integer-digits="1" number:grouping="true"/>
    </number:number-style>
    <number:number-style style:name="N142">
      <number:text>￥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￥</number:text>
      <number:number number:decimal-places="0" number:min-integer-digits="1" number:grouping="true"/>
    </number:number-style>
    <number:number-style style:name="N143">
      <style:text-properties fo:color="#ff0000"/>
      <number:text>￥-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￥</number:text>
      <number:number number:decimal-places="2" number:min-integer-digits="1" number:grouping="true"/>
    </number:number-style>
    <number:number-style style:name="N145">
      <number:text>￥-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￥</number:text>
      <number:number number:decimal-places="2" number:min-integer-digits="1" number:grouping="true"/>
    </number:number-style>
    <number:number-style style:name="N146">
      <style:text-properties fo:color="#ff0000"/>
      <number:text>￥-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text> ￥</number:text>
      <number:number number:decimal-places="0" number:min-integer-digits="1" number:grouping="true"/>
      <number:text> </number:text>
    </number:number-style>
    <number:number-style style:name="N150P1" style:volatile="true">
      <number:text> ￥-</number:text>
      <number:number number:decimal-places="0" number:min-integer-digits="1" number:grouping="true"/>
      <number:text> </number:text>
    </number:number-style>
    <number:number-style style:name="N150P2" style:volatile="true">
      <number:text> ￥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integer-digits="1" number:grouping="true"/>
      <number:text> </number:text>
    </number:number-style>
    <number:number-style style:name="N154P1" style:volatile="true">
      <number:text> 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￥</number:text>
      <number:number number:decimal-places="2" number:min-integer-digits="1" number:grouping="true"/>
      <number:text> </number:text>
    </number:number-style>
    <number:number-style style:name="N158P1" style:volatile="true">
      <number:text> ￥-</number:text>
      <number:number number:decimal-places="2" number:min-integer-digits="1" number:grouping="true"/>
      <number:text> </number:text>
    </number:number-style>
    <number:number-style style:name="N158P2" style:volatile="true">
      <number:text> ￥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number number:decimal-places="2" number:min-integer-digits="1" number:grouping="true"/>
      <number:text> </number:text>
    </number:number-style>
    <number:number-style style:name="N162P1" style:volatile="true">
      <number:text> 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 style:vertical-align="middle"/>
      <style:text-properties style:font-name="宋体" fo:font-size="12pt" style:font-name-asian="宋体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16/09/2014</text:date>, <text:time>12:4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-DE-ABEILLE</meta:initial-creator>
    <meta:creation-date>2011-09-16T19:12:35</meta:creation-date>
    <dc:date>2014-09-16T12:43:24.30</dc:date>
    <meta:print-date>1899-12-30T02:00:00</meta:print-date>
    <meta:editing-duration>PT708H36M06S</meta:editing-duration>
    <meta:generator>OpenOffice.org/3.0$Win32 OpenOffice.org_project/300m15$Build-9379</meta:generator>
    <meta:editing-cycles>851</meta:editing-cycles>
    <meta:document-statistic meta:table-count="3" meta:cell-count="5890" meta:object-count="0"/>
    <meta:user-defined meta:name="Info 2"/>
    <meta:user-defined meta:name="Info 3"/>
    <meta:user-defined meta:name="Info 4"/>
    <meta:user-defined meta:name="KSOProductBuildVer">2052-6.5.0.1966</meta:user-defined>
  </office:meta>
</office:document-meta>
</file>